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16.4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ighted_Lr" table:style-name="ta1">
        <table:shapes>
          <draw:frame draw:z-index="0" draw:style-name="gr1" draw:text-style-name="P1" svg:width="685.9pt" svg:height="431.46pt" svg:x="536.14pt" svg:y="186.72pt">
            <draw:object draw:notify-on-update-of-ranges="Weighted_Lr.A1:Weighted_Lr.A1 Weighted_Lr.A2:Weighted_Lr.A101 Weighted_Lr.C1:Weighted_Lr.C1 Weighted_Lr.C2:Weighted_Lr.C101 Weighted_Lr.D1:Weighted_Lr.D1 Weighted_Lr.D2:Weighted_Lr.D101 Weighted_Lr.E1:Weighted_Lr.E1 Weighted_Lr.E2:Weighted_Lr.E101 Weighted_Lr.F1:Weighted_Lr.F1 Weighted_Lr.F2:Weighted_Lr.F101 Weighted_Lr.G1:Weighted_Lr.G1 Weighted_Lr.G2:Weighted_Lr.G101 Weighted_Lr.H1:Weighted_Lr.H1 Weighted_Lr.H2:Weighted_Lr.H101 Weighted_Lr.I1:Weighted_Lr.I1 Weighted_Lr.I2:Weighted_Lr.I101 Weighted_Lr.J1:Weighted_Lr.J1 Weighted_Lr.J2:Weighted_Lr.J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round_epochs</text:p>
          </table:table-cell>
          <table:table-cell office:value-type="string" calcext:value-type="string">
            <text:p>val_auro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f1K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val_f1K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l0reg</text:p>
          </table:table-cell>
          <table:table-cell office:value-type="string" calcext:value-type="string">
            <text:p>l0nn</text:p>
          </table:table-cell>
          <table:table-cell office:value-type="string" calcext:value-type="string">
            <text:p>l2reg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l3reg</text:p>
          </table:table-cell>
          <table:table-cell office:value-type="string" calcext:value-type="string">
            <text:p>l2act</text:p>
          </table:table-cell>
          <table:table-cell office:value-type="string" calcext:value-type="string">
            <text:p>l3act</text:p>
          </table:table-cell>
          <table:table-cell office:value-type="string" calcext:value-type="string">
            <text:p>l3nn</text:p>
          </table:table-cell>
          <table:table-cell office:value-type="string" calcext:value-type="string">
            <text:p>l1reg</text:p>
          </table:table-cell>
          <table:table-cell office:value-type="string" calcext:value-type="string">
            <text:p>l1nn</text:p>
          </table:table-cell>
          <table:table-cell office:value-type="string" calcext:value-type="string">
            <text:p>l2nn</text:p>
          </table:table-cell>
          <table:table-cell office:value-type="string" calcext:value-type="string">
            <text:p>l1ac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0act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office:value-type="float" office:value="0.78308135" calcext:value-type="float">
            <text:p>0.78308135</text:p>
          </table:table-cell>
          <table:table-cell office:value-type="float" office:value="0.8239102" calcext:value-type="float">
            <text:p>0.8239102</text:p>
          </table:table-cell>
          <table:table-cell office:value-type="float" office:value="0.91588265" calcext:value-type="float">
            <text:p>0.91588265</text:p>
          </table:table-cell>
          <table:table-cell office:value-type="float" office:value="0.467372526469259" calcext:value-type="float">
            <text:p>0.467372526469259</text:p>
          </table:table-cell>
          <table:table-cell office:value-type="float" office:value="0.8577979" calcext:value-type="float">
            <text:p>0.8577979</text:p>
          </table:table-cell>
          <table:table-cell office:value-type="float" office:value="0.8974666" calcext:value-type="float">
            <text:p>0.8974666</text:p>
          </table:table-cell>
          <table:table-cell office:value-type="float" office:value="0.8479846" calcext:value-type="float">
            <text:p>0.8479846</text:p>
          </table:table-cell>
          <table:table-cell office:value-type="float" office:value="0.528226673051892" calcext:value-type="float">
            <text:p>0.52822667305189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0595" calcext:value-type="float">
            <text:p>0.00595</text:p>
          </table:table-cell>
          <table:table-cell office:value-type="float" office:value="10" calcext:value-type="float">
            <text:p>10</text:p>
          </table:table-cell>
          <table:table-cell office:value-type="float" office:value="0.78087544" calcext:value-type="float">
            <text:p>0.78087544</text:p>
          </table:table-cell>
          <table:table-cell office:value-type="float" office:value="0.85257596" calcext:value-type="float">
            <text:p>0.85257596</text:p>
          </table:table-cell>
          <table:table-cell office:value-type="float" office:value="0.9068406" calcext:value-type="float">
            <text:p>0.9068406</text:p>
          </table:table-cell>
          <table:table-cell office:value-type="float" office:value="0.469848924154875" calcext:value-type="float">
            <text:p>0.469848924154875</text:p>
          </table:table-cell>
          <table:table-cell office:value-type="float" office:value="0.8445514" calcext:value-type="float">
            <text:p>0.8445514</text:p>
          </table:table-cell>
          <table:table-cell office:value-type="float" office:value="0.91290355" calcext:value-type="float">
            <text:p>0.91290355</text:p>
          </table:table-cell>
          <table:table-cell office:value-type="float" office:value="0.8451254" calcext:value-type="float">
            <text:p>0.8451254</text:p>
          </table:table-cell>
          <table:table-cell office:value-type="float" office:value="0.496815962630817" calcext:value-type="float">
            <text:p>0.49681596263081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10" calcext:value-type="float">
            <text:p>10</text:p>
          </table:table-cell>
          <table:table-cell office:value-type="float" office:value="0.78630906" calcext:value-type="float">
            <text:p>0.78630906</text:p>
          </table:table-cell>
          <table:table-cell office:value-type="float" office:value="0.82034343" calcext:value-type="float">
            <text:p>0.82034343</text:p>
          </table:table-cell>
          <table:table-cell office:value-type="float" office:value="0.91381466" calcext:value-type="float">
            <text:p>0.91381466</text:p>
          </table:table-cell>
          <table:table-cell office:value-type="float" office:value="0.472809734777725" calcext:value-type="float">
            <text:p>0.472809734777725</text:p>
          </table:table-cell>
          <table:table-cell office:value-type="float" office:value="0.85457116" calcext:value-type="float">
            <text:p>0.85457116</text:p>
          </table:table-cell>
          <table:table-cell office:value-type="float" office:value="0.89437896" calcext:value-type="float">
            <text:p>0.89437896</text:p>
          </table:table-cell>
          <table:table-cell office:value-type="float" office:value="0.8417971" calcext:value-type="float">
            <text:p>0.8417971</text:p>
          </table:table-cell>
          <table:table-cell office:value-type="float" office:value="0.513532209979023" calcext:value-type="float">
            <text:p>0.51353220997902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0785" calcext:value-type="float">
            <text:p>0.00785</text:p>
          </table:table-cell>
          <table:table-cell office:value-type="float" office:value="10" calcext:value-type="float">
            <text:p>10</text:p>
          </table:table-cell>
          <table:table-cell office:value-type="float" office:value="0.7898694" calcext:value-type="float">
            <text:p>0.7898694</text:p>
          </table:table-cell>
          <table:table-cell office:value-type="float" office:value="0.82509905" calcext:value-type="float">
            <text:p>0.82509905</text:p>
          </table:table-cell>
          <table:table-cell office:value-type="float" office:value="0.91011596" calcext:value-type="float">
            <text:p>0.91011596</text:p>
          </table:table-cell>
          <table:table-cell office:value-type="float" office:value="0.47547115290634" calcext:value-type="float">
            <text:p>0.47547115290634</text:p>
          </table:table-cell>
          <table:table-cell office:value-type="float" office:value="0.8487971" calcext:value-type="float">
            <text:p>0.8487971</text:p>
          </table:table-cell>
          <table:table-cell office:value-type="float" office:value="0.89530855" calcext:value-type="float">
            <text:p>0.89530855</text:p>
          </table:table-cell>
          <table:table-cell office:value-type="float" office:value="0.83812374" calcext:value-type="float">
            <text:p>0.83812374</text:p>
          </table:table-cell>
          <table:table-cell office:value-type="float" office:value="0.535047223104983" calcext:value-type="float">
            <text:p>0.53504722310498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10" calcext:value-type="float">
            <text:p>10</text:p>
          </table:table-cell>
          <table:table-cell office:value-type="float" office:value="0.79119" calcext:value-type="float">
            <text:p>0.79119</text:p>
          </table:table-cell>
          <table:table-cell office:value-type="float" office:value="0.8435931" calcext:value-type="float">
            <text:p>0.8435931</text:p>
          </table:table-cell>
          <table:table-cell office:value-type="float" office:value="0.9174317" calcext:value-type="float">
            <text:p>0.9174317</text:p>
          </table:table-cell>
          <table:table-cell office:value-type="float" office:value="0.477677616406999" calcext:value-type="float">
            <text:p>0.477677616406999</text:p>
          </table:table-cell>
          <table:table-cell office:value-type="float" office:value="0.85977924" calcext:value-type="float">
            <text:p>0.85977924</text:p>
          </table:table-cell>
          <table:table-cell office:value-type="float" office:value="0.90861607" calcext:value-type="float">
            <text:p>0.90861607</text:p>
          </table:table-cell>
          <table:table-cell office:value-type="float" office:value="0.83691216" calcext:value-type="float">
            <text:p>0.83691216</text:p>
          </table:table-cell>
          <table:table-cell office:value-type="float" office:value="0.495482957229274" calcext:value-type="float">
            <text:p>0.49548295722927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0975" calcext:value-type="float">
            <text:p>0.00975</text:p>
          </table:table-cell>
          <table:table-cell office:value-type="float" office:value="10" calcext:value-type="float">
            <text:p>10</text:p>
          </table:table-cell>
          <table:table-cell office:value-type="float" office:value="0.7818138" calcext:value-type="float">
            <text:p>0.7818138</text:p>
          </table:table-cell>
          <table:table-cell office:value-type="float" office:value="0.83421403" calcext:value-type="float">
            <text:p>0.83421403</text:p>
          </table:table-cell>
          <table:table-cell office:value-type="float" office:value="0.91412663" calcext:value-type="float">
            <text:p>0.91412663</text:p>
          </table:table-cell>
          <table:table-cell office:value-type="float" office:value="0.473388430875184" calcext:value-type="float">
            <text:p>0.473388430875184</text:p>
          </table:table-cell>
          <table:table-cell office:value-type="float" office:value="0.85508066" calcext:value-type="float">
            <text:p>0.85508066</text:p>
          </table:table-cell>
          <table:table-cell office:value-type="float" office:value="0.90449923" calcext:value-type="float">
            <text:p>0.90449923</text:p>
          </table:table-cell>
          <table:table-cell office:value-type="float" office:value="0.8419005" calcext:value-type="float">
            <text:p>0.8419005</text:p>
          </table:table-cell>
          <table:table-cell office:value-type="float" office:value="0.552326312468263" calcext:value-type="float">
            <text:p>0.55232631246826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07" calcext:value-type="float">
            <text:p>0.0107</text:p>
          </table:table-cell>
          <table:table-cell office:value-type="float" office:value="10" calcext:value-type="float">
            <text:p>10</text:p>
          </table:table-cell>
          <table:table-cell office:value-type="float" office:value="0.7984537" calcext:value-type="float">
            <text:p>0.7984537</text:p>
          </table:table-cell>
          <table:table-cell office:value-type="float" office:value="0.8348745" calcext:value-type="float">
            <text:p>0.8348745</text:p>
          </table:table-cell>
          <table:table-cell office:value-type="float" office:value="0.9102748" calcext:value-type="float">
            <text:p>0.9102748</text:p>
          </table:table-cell>
          <table:table-cell office:value-type="float" office:value="0.476340033381781" calcext:value-type="float">
            <text:p>0.476340033381781</text:p>
          </table:table-cell>
          <table:table-cell office:value-type="float" office:value="0.84885365" calcext:value-type="float">
            <text:p>0.84885365</text:p>
          </table:table-cell>
          <table:table-cell office:value-type="float" office:value="0.90406346" calcext:value-type="float">
            <text:p>0.90406346</text:p>
          </table:table-cell>
          <table:table-cell office:value-type="float" office:value="0.8377187" calcext:value-type="float">
            <text:p>0.8377187</text:p>
          </table:table-cell>
          <table:table-cell office:value-type="float" office:value="0.487679894053952" calcext:value-type="float">
            <text:p>0.48767989405395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165" calcext:value-type="float">
            <text:p>0.01165</text:p>
          </table:table-cell>
          <table:table-cell office:value-type="float" office:value="10" calcext:value-type="float">
            <text:p>10</text:p>
          </table:table-cell>
          <table:table-cell office:value-type="float" office:value="0.7824931" calcext:value-type="float">
            <text:p>0.7824931</text:p>
          </table:table-cell>
          <table:table-cell office:value-type="float" office:value="0.8059445" calcext:value-type="float">
            <text:p>0.8059445</text:p>
          </table:table-cell>
          <table:table-cell office:value-type="float" office:value="0.8992563" calcext:value-type="float">
            <text:p>0.8992563</text:p>
          </table:table-cell>
          <table:table-cell office:value-type="float" office:value="0.48134366955799" calcext:value-type="float">
            <text:p>0.48134366955799</text:p>
          </table:table-cell>
          <table:table-cell office:value-type="float" office:value="0.8330031" calcext:value-type="float">
            <text:p>0.8330031</text:p>
          </table:table-cell>
          <table:table-cell office:value-type="float" office:value="0.88482976" calcext:value-type="float">
            <text:p>0.88482976</text:p>
          </table:table-cell>
          <table:table-cell office:value-type="float" office:value="0.8384327" calcext:value-type="float">
            <text:p>0.8384327</text:p>
          </table:table-cell>
          <table:table-cell office:value-type="float" office:value="0.560119357260247" calcext:value-type="float">
            <text:p>0.56011935726024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26" calcext:value-type="float">
            <text:p>0.0126</text:p>
          </table:table-cell>
          <table:table-cell office:value-type="float" office:value="10" calcext:value-type="float">
            <text:p>10</text:p>
          </table:table-cell>
          <table:table-cell office:value-type="float" office:value="0.78088886" calcext:value-type="float">
            <text:p>0.78088886</text:p>
          </table:table-cell>
          <table:table-cell office:value-type="float" office:value="0.77225894" calcext:value-type="float">
            <text:p>0.77225894</text:p>
          </table:table-cell>
          <table:table-cell office:value-type="float" office:value="0.89794034" calcext:value-type="float">
            <text:p>0.89794034</text:p>
          </table:table-cell>
          <table:table-cell office:value-type="float" office:value="0.48282052147601" calcext:value-type="float">
            <text:p>0.48282052147601</text:p>
          </table:table-cell>
          <table:table-cell office:value-type="float" office:value="0.83141804" calcext:value-type="float">
            <text:p>0.83141804</text:p>
          </table:table-cell>
          <table:table-cell office:value-type="float" office:value="0.8581736" calcext:value-type="float">
            <text:p>0.8581736</text:p>
          </table:table-cell>
          <table:table-cell office:value-type="float" office:value="0.836407" calcext:value-type="float">
            <text:p>0.836407</text:p>
          </table:table-cell>
          <table:table-cell office:value-type="float" office:value="0.569789344678624" calcext:value-type="float">
            <text:p>0.56978934467862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355" calcext:value-type="float">
            <text:p>0.01355</text:p>
          </table:table-cell>
          <table:table-cell office:value-type="float" office:value="10" calcext:value-type="float">
            <text:p>10</text:p>
          </table:table-cell>
          <table:table-cell office:value-type="float" office:value="0.798928" calcext:value-type="float">
            <text:p>0.798928</text:p>
          </table:table-cell>
          <table:table-cell office:value-type="float" office:value="0.8306473" calcext:value-type="float">
            <text:p>0.8306473</text:p>
          </table:table-cell>
          <table:table-cell office:value-type="float" office:value="0.92096573" calcext:value-type="float">
            <text:p>0.92096573</text:p>
          </table:table-cell>
          <table:table-cell office:value-type="float" office:value="0.480512270079164" calcext:value-type="float">
            <text:p>0.480512270079164</text:p>
          </table:table-cell>
          <table:table-cell office:value-type="float" office:value="0.8655534" calcext:value-type="float">
            <text:p>0.8655534</text:p>
          </table:table-cell>
          <table:table-cell office:value-type="float" office:value="0.90108544" calcext:value-type="float">
            <text:p>0.9010854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512158097017709" calcext:value-type="float">
            <text:p>0.51215809701770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45" calcext:value-type="float">
            <text:p>0.0145</text:p>
          </table:table-cell>
          <table:table-cell office:value-type="float" office:value="10" calcext:value-type="float">
            <text:p>10</text:p>
          </table:table-cell>
          <table:table-cell office:value-type="float" office:value="0.79034996" calcext:value-type="float">
            <text:p>0.79034996</text:p>
          </table:table-cell>
          <table:table-cell office:value-type="float" office:value="0.84531045" calcext:value-type="float">
            <text:p>0.84531045</text:p>
          </table:table-cell>
          <table:table-cell office:value-type="float" office:value="0.9219378" calcext:value-type="float">
            <text:p>0.9219378</text:p>
          </table:table-cell>
          <table:table-cell office:value-type="float" office:value="0.475152991933523" calcext:value-type="float">
            <text:p>0.475152991933523</text:p>
          </table:table-cell>
          <table:table-cell office:value-type="float" office:value="0.8670818" calcext:value-type="float">
            <text:p>0.8670818</text:p>
          </table:table-cell>
          <table:table-cell office:value-type="float" office:value="0.9059827" calcext:value-type="float">
            <text:p>0.9059827</text:p>
          </table:table-cell>
          <table:table-cell office:value-type="float" office:value="0.8399527" calcext:value-type="float">
            <text:p>0.8399527</text:p>
          </table:table-cell>
          <table:table-cell office:value-type="float" office:value="0.505584735851464" calcext:value-type="float">
            <text:p>0.50558473585146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545" calcext:value-type="float">
            <text:p>0.01545</text:p>
          </table:table-cell>
          <table:table-cell office:value-type="float" office:value="10" calcext:value-type="float">
            <text:p>10</text:p>
          </table:table-cell>
          <table:table-cell office:value-type="float" office:value="0.7852578" calcext:value-type="float">
            <text:p>0.7852578</text:p>
          </table:table-cell>
          <table:table-cell office:value-type="float" office:value="0.836856" calcext:value-type="float">
            <text:p>0.836856</text:p>
          </table:table-cell>
          <table:table-cell office:value-type="float" office:value="0.9163363" calcext:value-type="float">
            <text:p>0.9163363</text:p>
          </table:table-cell>
          <table:table-cell office:value-type="float" office:value="0.484682991371052" calcext:value-type="float">
            <text:p>0.484682991371052</text:p>
          </table:table-cell>
          <table:table-cell office:value-type="float" office:value="0.8587037" calcext:value-type="float">
            <text:p>0.8587037</text:p>
          </table:table-cell>
          <table:table-cell office:value-type="float" office:value="0.90379316" calcext:value-type="float">
            <text:p>0.90379316</text:p>
          </table:table-cell>
          <table:table-cell office:value-type="float" office:value="0.8307018" calcext:value-type="float">
            <text:p>0.8307018</text:p>
          </table:table-cell>
          <table:table-cell office:value-type="float" office:value="0.521249003580413" calcext:value-type="float">
            <text:p>0.52124900358041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64" calcext:value-type="float">
            <text:p>0.0164</text:p>
          </table:table-cell>
          <table:table-cell office:value-type="float" office:value="10" calcext:value-type="float">
            <text:p>10</text:p>
          </table:table-cell>
          <table:table-cell office:value-type="float" office:value="0.77951926" calcext:value-type="float">
            <text:p>0.77951926</text:p>
          </table:table-cell>
          <table:table-cell office:value-type="float" office:value="0.83421403" calcext:value-type="float">
            <text:p>0.83421403</text:p>
          </table:table-cell>
          <table:table-cell office:value-type="float" office:value="0.9100456" calcext:value-type="float">
            <text:p>0.9100456</text:p>
          </table:table-cell>
          <table:table-cell office:value-type="float" office:value="0.484124496979853" calcext:value-type="float">
            <text:p>0.484124496979853</text:p>
          </table:table-cell>
          <table:table-cell office:value-type="float" office:value="0.84868383" calcext:value-type="float">
            <text:p>0.84868383</text:p>
          </table:table-cell>
          <table:table-cell office:value-type="float" office:value="0.90199184" calcext:value-type="float">
            <text:p>0.90199184</text:p>
          </table:table-cell>
          <table:table-cell office:value-type="float" office:value="0.831952" calcext:value-type="float">
            <text:p>0.831952</text:p>
          </table:table-cell>
          <table:table-cell office:value-type="float" office:value="0.520704350509291" calcext:value-type="float">
            <text:p>0.52070435050929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735" calcext:value-type="float">
            <text:p>0.01735</text:p>
          </table:table-cell>
          <table:table-cell office:value-type="float" office:value="10" calcext:value-type="float">
            <text:p>10</text:p>
          </table:table-cell>
          <table:table-cell office:value-type="float" office:value="0.79687035" calcext:value-type="float">
            <text:p>0.79687035</text:p>
          </table:table-cell>
          <table:table-cell office:value-type="float" office:value="0.8087186" calcext:value-type="float">
            <text:p>0.8087186</text:p>
          </table:table-cell>
          <table:table-cell office:value-type="float" office:value="0.90094674" calcext:value-type="float">
            <text:p>0.90094674</text:p>
          </table:table-cell>
          <table:table-cell office:value-type="float" office:value="0.4836624110349" calcext:value-type="float">
            <text:p>0.4836624110349</text:p>
          </table:table-cell>
          <table:table-cell office:value-type="float" office:value="0.8349844" calcext:value-type="float">
            <text:p>0.8349844</text:p>
          </table:table-cell>
          <table:table-cell office:value-type="float" office:value="0.88660675" calcext:value-type="float">
            <text:p>0.88660675</text:p>
          </table:table-cell>
          <table:table-cell office:value-type="float" office:value="0.83626246" calcext:value-type="float">
            <text:p>0.83626246</text:p>
          </table:table-cell>
          <table:table-cell office:value-type="float" office:value="0.53396976812985" calcext:value-type="float">
            <text:p>0.5339697681298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83" calcext:value-type="float">
            <text:p>0.0183</text:p>
          </table:table-cell>
          <table:table-cell office:value-type="float" office:value="10" calcext:value-type="float">
            <text:p>10</text:p>
          </table:table-cell>
          <table:table-cell office:value-type="float" office:value="0.7764902" calcext:value-type="float">
            <text:p>0.7764902</text:p>
          </table:table-cell>
          <table:table-cell office:value-type="float" office:value="0.8324967" calcext:value-type="float">
            <text:p>0.8324967</text:p>
          </table:table-cell>
          <table:table-cell office:value-type="float" office:value="0.9196379" calcext:value-type="float">
            <text:p>0.9196379</text:p>
          </table:table-cell>
          <table:table-cell office:value-type="float" office:value="0.49184496681784" calcext:value-type="float">
            <text:p>0.49184496681784</text:p>
          </table:table-cell>
          <table:table-cell office:value-type="float" office:value="0.8636286" calcext:value-type="float">
            <text:p>0.8636286</text:p>
          </table:table-cell>
          <table:table-cell office:value-type="float" office:value="0.9013321" calcext:value-type="float">
            <text:p>0.9013321</text:p>
          </table:table-cell>
          <table:table-cell office:value-type="float" office:value="0.8283098" calcext:value-type="float">
            <text:p>0.8283098</text:p>
          </table:table-cell>
          <table:table-cell office:value-type="float" office:value="0.575997493934757" calcext:value-type="float">
            <text:p>0.57599749393475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1925" calcext:value-type="float">
            <text:p>0.01925</text:p>
          </table:table-cell>
          <table:table-cell office:value-type="float" office:value="10" calcext:value-type="float">
            <text:p>10</text:p>
          </table:table-cell>
          <table:table-cell office:value-type="float" office:value="0.76208276" calcext:value-type="float">
            <text:p>0.76208276</text:p>
          </table:table-cell>
          <table:table-cell office:value-type="float" office:value="0.8396301" calcext:value-type="float">
            <text:p>0.8396301</text:p>
          </table:table-cell>
          <table:table-cell office:value-type="float" office:value="0.9043119" calcext:value-type="float">
            <text:p>0.9043119</text:p>
          </table:table-cell>
          <table:table-cell office:value-type="float" office:value="0.482487990013979" calcext:value-type="float">
            <text:p>0.482487990013979</text:p>
          </table:table-cell>
          <table:table-cell office:value-type="float" office:value="0.8405321" calcext:value-type="float">
            <text:p>0.8405321</text:p>
          </table:table-cell>
          <table:table-cell office:value-type="float" office:value="0.9025617" calcext:value-type="float">
            <text:p>0.9025617</text:p>
          </table:table-cell>
          <table:table-cell office:value-type="float" office:value="0.8331046" calcext:value-type="float">
            <text:p>0.8331046</text:p>
          </table:table-cell>
          <table:table-cell office:value-type="float" office:value="0.472691760904093" calcext:value-type="float">
            <text:p>0.47269176090409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02" calcext:value-type="float">
            <text:p>0.0202</text:p>
          </table:table-cell>
          <table:table-cell office:value-type="float" office:value="10" calcext:value-type="float">
            <text:p>10</text:p>
          </table:table-cell>
          <table:table-cell office:value-type="float" office:value="0.78382725" calcext:value-type="float">
            <text:p>0.78382725</text:p>
          </table:table-cell>
          <table:table-cell office:value-type="float" office:value="0.8335535" calcext:value-type="float">
            <text:p>0.8335535</text:p>
          </table:table-cell>
          <table:table-cell office:value-type="float" office:value="0.92575383" calcext:value-type="float">
            <text:p>0.92575383</text:p>
          </table:table-cell>
          <table:table-cell office:value-type="float" office:value="0.484400830827622" calcext:value-type="float">
            <text:p>0.484400830827622</text:p>
          </table:table-cell>
          <table:table-cell office:value-type="float" office:value="0.87308234" calcext:value-type="float">
            <text:p>0.87308234</text:p>
          </table:table-cell>
          <table:table-cell office:value-type="float" office:value="0.8999866" calcext:value-type="float">
            <text:p>0.8999866</text:p>
          </table:table-cell>
          <table:table-cell office:value-type="float" office:value="0.8325148" calcext:value-type="float">
            <text:p>0.8325148</text:p>
          </table:table-cell>
          <table:table-cell office:value-type="float" office:value="0.556978625854381" calcext:value-type="float">
            <text:p>0.55697862585438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115" calcext:value-type="float">
            <text:p>0.02115</text:p>
          </table:table-cell>
          <table:table-cell office:value-type="float" office:value="10" calcext:value-type="float">
            <text:p>10</text:p>
          </table:table-cell>
          <table:table-cell office:value-type="float" office:value="0.7806963" calcext:value-type="float">
            <text:p>0.7806963</text:p>
          </table:table-cell>
          <table:table-cell office:value-type="float" office:value="0.8031704" calcext:value-type="float">
            <text:p>0.8031704</text:p>
          </table:table-cell>
          <table:table-cell office:value-type="float" office:value="0.8964584" calcext:value-type="float">
            <text:p>0.8964584</text:p>
          </table:table-cell>
          <table:table-cell office:value-type="float" office:value="0.49317137057269" calcext:value-type="float">
            <text:p>0.49317137057269</text:p>
          </table:table-cell>
          <table:table-cell office:value-type="float" office:value="0.8294367" calcext:value-type="float">
            <text:p>0.8294367</text:p>
          </table:table-cell>
          <table:table-cell office:value-type="float" office:value="0.8777085" calcext:value-type="float">
            <text:p>0.8777085</text:p>
          </table:table-cell>
          <table:table-cell office:value-type="float" office:value="0.82582736" calcext:value-type="float">
            <text:p>0.82582736</text:p>
          </table:table-cell>
          <table:table-cell office:value-type="float" office:value="0.561559524844786" calcext:value-type="float">
            <text:p>0.561559524844786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21" calcext:value-type="float">
            <text:p>0.0221</text:p>
          </table:table-cell>
          <table:table-cell office:value-type="float" office:value="10" calcext:value-type="float">
            <text:p>10</text:p>
          </table:table-cell>
          <table:table-cell office:value-type="float" office:value="0.7867386" calcext:value-type="float">
            <text:p>0.7867386</text:p>
          </table:table-cell>
          <table:table-cell office:value-type="float" office:value="0.8387054" calcext:value-type="float">
            <text:p>0.8387054</text:p>
          </table:table-cell>
          <table:table-cell office:value-type="float" office:value="0.9008202" calcext:value-type="float">
            <text:p>0.9008202</text:p>
          </table:table-cell>
          <table:table-cell office:value-type="float" office:value="0.493129228114947" calcext:value-type="float">
            <text:p>0.493129228114947</text:p>
          </table:table-cell>
          <table:table-cell office:value-type="float" office:value="0.83515424" calcext:value-type="float">
            <text:p>0.83515424</text:p>
          </table:table-cell>
          <table:table-cell office:value-type="float" office:value="0.9055096" calcext:value-type="float">
            <text:p>0.9055096</text:p>
          </table:table-cell>
          <table:table-cell office:value-type="float" office:value="0.8245486" calcext:value-type="float">
            <text:p>0.8245486</text:p>
          </table:table-cell>
          <table:table-cell office:value-type="float" office:value="0.487933416898846" calcext:value-type="float">
            <text:p>0.487933416898846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305" calcext:value-type="float">
            <text:p>0.02305</text:p>
          </table:table-cell>
          <table:table-cell office:value-type="float" office:value="10" calcext:value-type="float">
            <text:p>10</text:p>
          </table:table-cell>
          <table:table-cell office:value-type="float" office:value="0.78276676" calcext:value-type="float">
            <text:p>0.78276676</text:p>
          </table:table-cell>
          <table:table-cell office:value-type="float" office:value="0.859181" calcext:value-type="float">
            <text:p>0.859181</text:p>
          </table:table-cell>
          <table:table-cell office:value-type="float" office:value="0.8912524" calcext:value-type="float">
            <text:p>0.8912524</text:p>
          </table:table-cell>
          <table:table-cell office:value-type="float" office:value="0.493562903901588" calcext:value-type="float">
            <text:p>0.493562903901588</text:p>
          </table:table-cell>
          <table:table-cell office:value-type="float" office:value="0.82026607" calcext:value-type="float">
            <text:p>0.82026607</text:p>
          </table:table-cell>
          <table:table-cell office:value-type="float" office:value="0.92018116" calcext:value-type="float">
            <text:p>0.92018116</text:p>
          </table:table-cell>
          <table:table-cell office:value-type="float" office:value="0.8242143" calcext:value-type="float">
            <text:p>0.8242143</text:p>
          </table:table-cell>
          <table:table-cell office:value-type="float" office:value="0.515718899125939" calcext:value-type="float">
            <text:p>0.51571889912593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0" calcext:value-type="float">
            <text:p>10</text:p>
          </table:table-cell>
          <table:table-cell office:value-type="float" office:value="0.77394474" calcext:value-type="float">
            <text:p>0.77394474</text:p>
          </table:table-cell>
          <table:table-cell office:value-type="float" office:value="0.809247" calcext:value-type="float">
            <text:p>0.809247</text:p>
          </table:table-cell>
          <table:table-cell office:value-type="float" office:value="0.90548927" calcext:value-type="float">
            <text:p>0.90548927</text:p>
          </table:table-cell>
          <table:table-cell office:value-type="float" office:value="0.491423271463574" calcext:value-type="float">
            <text:p>0.491423271463574</text:p>
          </table:table-cell>
          <table:table-cell office:value-type="float" office:value="0.84200394" calcext:value-type="float">
            <text:p>0.84200394</text:p>
          </table:table-cell>
          <table:table-cell office:value-type="float" office:value="0.88165015" calcext:value-type="float">
            <text:p>0.88165015</text:p>
          </table:table-cell>
          <table:table-cell office:value-type="float" office:value="0.8266337" calcext:value-type="float">
            <text:p>0.8266337</text:p>
          </table:table-cell>
          <table:table-cell office:value-type="float" office:value="0.531617382558523" calcext:value-type="float">
            <text:p>0.53161738255852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495" calcext:value-type="float">
            <text:p>0.02495</text:p>
          </table:table-cell>
          <table:table-cell office:value-type="float" office:value="10" calcext:value-type="float">
            <text:p>10</text:p>
          </table:table-cell>
          <table:table-cell office:value-type="float" office:value="0.7836531" calcext:value-type="float">
            <text:p>0.7836531</text:p>
          </table:table-cell>
          <table:table-cell office:value-type="float" office:value="0.8610304" calcext:value-type="float">
            <text:p>0.8610304</text:p>
          </table:table-cell>
          <table:table-cell office:value-type="float" office:value="0.9051039" calcext:value-type="float">
            <text:p>0.9051039</text:p>
          </table:table-cell>
          <table:table-cell office:value-type="float" office:value="0.504155770462969" calcext:value-type="float">
            <text:p>0.504155770462969</text:p>
          </table:table-cell>
          <table:table-cell office:value-type="float" office:value="0.8406454" calcext:value-type="float">
            <text:p>0.8406454</text:p>
          </table:table-cell>
          <table:table-cell office:value-type="float" office:value="0.92124677" calcext:value-type="float">
            <text:p>0.92124677</text:p>
          </table:table-cell>
          <table:table-cell office:value-type="float" office:value="0.8187656" calcext:value-type="float">
            <text:p>0.8187656</text:p>
          </table:table-cell>
          <table:table-cell office:value-type="float" office:value="0.519225479550217" calcext:value-type="float">
            <text:p>0.51922547955021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59" calcext:value-type="float">
            <text:p>0.0259</text:p>
          </table:table-cell>
          <table:table-cell office:value-type="float" office:value="10" calcext:value-type="float">
            <text:p>10</text:p>
          </table:table-cell>
          <table:table-cell office:value-type="float" office:value="0.77752125" calcext:value-type="float">
            <text:p>0.77752125</text:p>
          </table:table-cell>
          <table:table-cell office:value-type="float" office:value="0.79167765" calcext:value-type="float">
            <text:p>0.79167765</text:p>
          </table:table-cell>
          <table:table-cell office:value-type="float" office:value="0.9092422" calcext:value-type="float">
            <text:p>0.9092422</text:p>
          </table:table-cell>
          <table:table-cell office:value-type="float" office:value="0.492028737047931" calcext:value-type="float">
            <text:p>0.492028737047931</text:p>
          </table:table-cell>
          <table:table-cell office:value-type="float" office:value="0.8484574" calcext:value-type="float">
            <text:p>0.8484574</text:p>
          </table:table-cell>
          <table:table-cell office:value-type="float" office:value="0.87010986" calcext:value-type="float">
            <text:p>0.87010986</text:p>
          </table:table-cell>
          <table:table-cell office:value-type="float" office:value="0.82515574" calcext:value-type="float">
            <text:p>0.82515574</text:p>
          </table:table-cell>
          <table:table-cell office:value-type="float" office:value="0.59115685748928" calcext:value-type="float">
            <text:p>0.5911568574892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685" calcext:value-type="float">
            <text:p>0.02685</text:p>
          </table:table-cell>
          <table:table-cell office:value-type="float" office:value="10" calcext:value-type="float">
            <text:p>10</text:p>
          </table:table-cell>
          <table:table-cell office:value-type="float" office:value="0.78431165" calcext:value-type="float">
            <text:p>0.78431165</text:p>
          </table:table-cell>
          <table:table-cell office:value-type="float" office:value="0.8239102" calcext:value-type="float">
            <text:p>0.8239102</text:p>
          </table:table-cell>
          <table:table-cell office:value-type="float" office:value="0.8938243" calcext:value-type="float">
            <text:p>0.8938243</text:p>
          </table:table-cell>
          <table:table-cell office:value-type="float" office:value="0.501711889295851" calcext:value-type="float">
            <text:p>0.501711889295851</text:p>
          </table:table-cell>
          <table:table-cell office:value-type="float" office:value="0.82456833" calcext:value-type="float">
            <text:p>0.82456833</text:p>
          </table:table-cell>
          <table:table-cell office:value-type="float" office:value="0.89409393" calcext:value-type="float">
            <text:p>0.89409393</text:p>
          </table:table-cell>
          <table:table-cell office:value-type="float" office:value="0.81902623" calcext:value-type="float">
            <text:p>0.81902623</text:p>
          </table:table-cell>
          <table:table-cell office:value-type="float" office:value="0.533919464486751" calcext:value-type="float">
            <text:p>0.53391946448675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78" calcext:value-type="float">
            <text:p>0.0278</text:p>
          </table:table-cell>
          <table:table-cell office:value-type="float" office:value="10" calcext:value-type="float">
            <text:p>10</text:p>
          </table:table-cell>
          <table:table-cell office:value-type="float" office:value="0.78557205" calcext:value-type="float">
            <text:p>0.78557205</text:p>
          </table:table-cell>
          <table:table-cell office:value-type="float" office:value="0.85072654" calcext:value-type="float">
            <text:p>0.85072654</text:p>
          </table:table-cell>
          <table:table-cell office:value-type="float" office:value="0.90509605" calcext:value-type="float">
            <text:p>0.90509605</text:p>
          </table:table-cell>
          <table:table-cell office:value-type="float" office:value="0.499240587562736" calcext:value-type="float">
            <text:p>0.499240587562736</text:p>
          </table:table-cell>
          <table:table-cell office:value-type="float" office:value="0.84087175" calcext:value-type="float">
            <text:p>0.84087175</text:p>
          </table:table-cell>
          <table:table-cell office:value-type="float" office:value="0.9112745" calcext:value-type="float">
            <text:p>0.9112745</text:p>
          </table:table-cell>
          <table:table-cell office:value-type="float" office:value="0.818485" calcext:value-type="float">
            <text:p>0.818485</text:p>
          </table:table-cell>
          <table:table-cell office:value-type="float" office:value="0.526699811810704" calcext:value-type="float">
            <text:p>0.52669981181070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875" calcext:value-type="float">
            <text:p>0.02875</text:p>
          </table:table-cell>
          <table:table-cell office:value-type="float" office:value="10" calcext:value-type="float">
            <text:p>10</text:p>
          </table:table-cell>
          <table:table-cell office:value-type="float" office:value="0.77046293" calcext:value-type="float">
            <text:p>0.77046293</text:p>
          </table:table-cell>
          <table:table-cell office:value-type="float" office:value="0.8346103" calcext:value-type="float">
            <text:p>0.8346103</text:p>
          </table:table-cell>
          <table:table-cell office:value-type="float" office:value="0.8899596" calcext:value-type="float">
            <text:p>0.8899596</text:p>
          </table:table-cell>
          <table:table-cell office:value-type="float" office:value="0.503016613139129" calcext:value-type="float">
            <text:p>0.503016613139129</text:p>
          </table:table-cell>
          <table:table-cell office:value-type="float" office:value="0.81890744" calcext:value-type="float">
            <text:p>0.81890744</text:p>
          </table:table-cell>
          <table:table-cell office:value-type="float" office:value="0.9041392" calcext:value-type="float">
            <text:p>0.9041392</text:p>
          </table:table-cell>
          <table:table-cell office:value-type="float" office:value="0.8165958" calcext:value-type="float">
            <text:p>0.8165958</text:p>
          </table:table-cell>
          <table:table-cell office:value-type="float" office:value="0.49657523962749" calcext:value-type="float">
            <text:p>0.4965752396274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297" calcext:value-type="float">
            <text:p>0.0297</text:p>
          </table:table-cell>
          <table:table-cell office:value-type="float" office:value="10" calcext:value-type="float">
            <text:p>10</text:p>
          </table:table-cell>
          <table:table-cell office:value-type="float" office:value="0.7867152" calcext:value-type="float">
            <text:p>0.7867152</text:p>
          </table:table-cell>
          <table:table-cell office:value-type="float" office:value="0.82126814" calcext:value-type="float">
            <text:p>0.82126814</text:p>
          </table:table-cell>
          <table:table-cell office:value-type="float" office:value="0.8984194" calcext:value-type="float">
            <text:p>0.8984194</text:p>
          </table:table-cell>
          <table:table-cell office:value-type="float" office:value="0.497463582680916" calcext:value-type="float">
            <text:p>0.497463582680916</text:p>
          </table:table-cell>
          <table:table-cell office:value-type="float" office:value="0.8318709" calcext:value-type="float">
            <text:p>0.8318709</text:p>
          </table:table-cell>
          <table:table-cell office:value-type="float" office:value="0.8958897" calcext:value-type="float">
            <text:p>0.8958897</text:p>
          </table:table-cell>
          <table:table-cell office:value-type="float" office:value="0.8243046" calcext:value-type="float">
            <text:p>0.8243046</text:p>
          </table:table-cell>
          <table:table-cell office:value-type="float" office:value="0.569855853541209" calcext:value-type="float">
            <text:p>0.56985585354120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065" calcext:value-type="float">
            <text:p>0.03065</text:p>
          </table:table-cell>
          <table:table-cell office:value-type="float" office:value="10" calcext:value-type="float">
            <text:p>10</text:p>
          </table:table-cell>
          <table:table-cell office:value-type="float" office:value="0.7885413" calcext:value-type="float">
            <text:p>0.7885413</text:p>
          </table:table-cell>
          <table:table-cell office:value-type="float" office:value="0.8297226" calcext:value-type="float">
            <text:p>0.8297226</text:p>
          </table:table-cell>
          <table:table-cell office:value-type="float" office:value="0.89668655" calcext:value-type="float">
            <text:p>0.89668655</text:p>
          </table:table-cell>
          <table:table-cell office:value-type="float" office:value="0.500173163960616" calcext:value-type="float">
            <text:p>0.500173163960616</text:p>
          </table:table-cell>
          <table:table-cell office:value-type="float" office:value="0.8287574" calcext:value-type="float">
            <text:p>0.8287574</text:p>
          </table:table-cell>
          <table:table-cell office:value-type="float" office:value="0.89661175" calcext:value-type="float">
            <text:p>0.89661175</text:p>
          </table:table-cell>
          <table:table-cell office:value-type="float" office:value="0.81932724" calcext:value-type="float">
            <text:p>0.81932724</text:p>
          </table:table-cell>
          <table:table-cell office:value-type="float" office:value="0.508471119907762" calcext:value-type="float">
            <text:p>0.50847111990776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10" calcext:value-type="float">
            <text:p>10</text:p>
          </table:table-cell>
          <table:table-cell office:value-type="float" office:value="0.79333323" calcext:value-type="float">
            <text:p>0.79333323</text:p>
          </table:table-cell>
          <table:table-cell office:value-type="float" office:value="0.8459709" calcext:value-type="float">
            <text:p>0.8459709</text:p>
          </table:table-cell>
          <table:table-cell office:value-type="float" office:value="0.8947952" calcext:value-type="float">
            <text:p>0.8947952</text:p>
          </table:table-cell>
          <table:table-cell office:value-type="float" office:value="0.499535161207865" calcext:value-type="float">
            <text:p>0.499535161207865</text:p>
          </table:table-cell>
          <table:table-cell office:value-type="float" office:value="0.82643646" calcext:value-type="float">
            <text:p>0.82643646</text:p>
          </table:table-cell>
          <table:table-cell office:value-type="float" office:value="0.91086054" calcext:value-type="float">
            <text:p>0.91086054</text:p>
          </table:table-cell>
          <table:table-cell office:value-type="float" office:value="0.8200143" calcext:value-type="float">
            <text:p>0.8200143</text:p>
          </table:table-cell>
          <table:table-cell office:value-type="float" office:value="0.521154072908303" calcext:value-type="float">
            <text:p>0.52115407290830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255" calcext:value-type="float">
            <text:p>0.03255</text:p>
          </table:table-cell>
          <table:table-cell office:value-type="float" office:value="10" calcext:value-type="float">
            <text:p>10</text:p>
          </table:table-cell>
          <table:table-cell office:value-type="float" office:value="0.7658713" calcext:value-type="float">
            <text:p>0.7658713</text:p>
          </table:table-cell>
          <table:table-cell office:value-type="float" office:value="0.8314399" calcext:value-type="float">
            <text:p>0.8314399</text:p>
          </table:table-cell>
          <table:table-cell office:value-type="float" office:value="0.8850046" calcext:value-type="float">
            <text:p>0.8850046</text:p>
          </table:table-cell>
          <table:table-cell office:value-type="float" office:value="0.507324856939783" calcext:value-type="float">
            <text:p>0.507324856939783</text:p>
          </table:table-cell>
          <table:table-cell office:value-type="float" office:value="0.81636006" calcext:value-type="float">
            <text:p>0.81636006</text:p>
          </table:table-cell>
          <table:table-cell office:value-type="float" office:value="0.90013516" calcext:value-type="float">
            <text:p>0.90013516</text:p>
          </table:table-cell>
          <table:table-cell office:value-type="float" office:value="0.81583136" calcext:value-type="float">
            <text:p>0.81583136</text:p>
          </table:table-cell>
          <table:table-cell office:value-type="float" office:value="0.523166485790217" calcext:value-type="float">
            <text:p>0.52316648579021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35" calcext:value-type="float">
            <text:p>0.0335</text:p>
          </table:table-cell>
          <table:table-cell office:value-type="float" office:value="10" calcext:value-type="float">
            <text:p>10</text:p>
          </table:table-cell>
          <table:table-cell office:value-type="float" office:value="0.78941786" calcext:value-type="float">
            <text:p>0.78941786</text:p>
          </table:table-cell>
          <table:table-cell office:value-type="float" office:value="0.84293264" calcext:value-type="float">
            <text:p>0.84293264</text:p>
          </table:table-cell>
          <table:table-cell office:value-type="float" office:value="0.90136516" calcext:value-type="float">
            <text:p>0.90136516</text:p>
          </table:table-cell>
          <table:table-cell office:value-type="float" office:value="0.49528028418044" calcext:value-type="float">
            <text:p>0.49528028418044</text:p>
          </table:table-cell>
          <table:table-cell office:value-type="float" office:value="0.8353241" calcext:value-type="float">
            <text:p>0.8353241</text:p>
          </table:table-cell>
          <table:table-cell office:value-type="float" office:value="0.90796226" calcext:value-type="float">
            <text:p>0.90796226</text:p>
          </table:table-cell>
          <table:table-cell office:value-type="float" office:value="0.8257201" calcext:value-type="float">
            <text:p>0.8257201</text:p>
          </table:table-cell>
          <table:table-cell office:value-type="float" office:value="0.500620540807238" calcext:value-type="float">
            <text:p>0.50062054080723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445" calcext:value-type="float">
            <text:p>0.03445</text:p>
          </table:table-cell>
          <table:table-cell office:value-type="float" office:value="10" calcext:value-type="float">
            <text:p>10</text:p>
          </table:table-cell>
          <table:table-cell office:value-type="float" office:value="0.7871164" calcext:value-type="float">
            <text:p>0.7871164</text:p>
          </table:table-cell>
          <table:table-cell office:value-type="float" office:value="0.81915456" calcext:value-type="float">
            <text:p>0.81915456</text:p>
          </table:table-cell>
          <table:table-cell office:value-type="float" office:value="0.908268" calcext:value-type="float">
            <text:p>0.908268</text:p>
          </table:table-cell>
          <table:table-cell office:value-type="float" office:value="0.502794042073597" calcext:value-type="float">
            <text:p>0.502794042073597</text:p>
          </table:table-cell>
          <table:table-cell office:value-type="float" office:value="0.84579676" calcext:value-type="float">
            <text:p>0.84579676</text:p>
          </table:table-cell>
          <table:table-cell office:value-type="float" office:value="0.891751" calcext:value-type="float">
            <text:p>0.891751</text:p>
          </table:table-cell>
          <table:table-cell office:value-type="float" office:value="0.8161533" calcext:value-type="float">
            <text:p>0.8161533</text:p>
          </table:table-cell>
          <table:table-cell office:value-type="float" office:value="0.524082276355008" calcext:value-type="float">
            <text:p>0.52408227635500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54" calcext:value-type="float">
            <text:p>0.0354</text:p>
          </table:table-cell>
          <table:table-cell office:value-type="float" office:value="10" calcext:value-type="float">
            <text:p>10</text:p>
          </table:table-cell>
          <table:table-cell office:value-type="float" office:value="0.7763722" calcext:value-type="float">
            <text:p>0.7763722</text:p>
          </table:table-cell>
          <table:table-cell office:value-type="float" office:value="0.82457066" calcext:value-type="float">
            <text:p>0.82457066</text:p>
          </table:table-cell>
          <table:table-cell office:value-type="float" office:value="0.9032424" calcext:value-type="float">
            <text:p>0.9032424</text:p>
          </table:table-cell>
          <table:table-cell office:value-type="float" office:value="0.495324425426719" calcext:value-type="float">
            <text:p>0.495324425426719</text:p>
          </table:table-cell>
          <table:table-cell office:value-type="float" office:value="0.8382112" calcext:value-type="float">
            <text:p>0.8382112</text:p>
          </table:table-cell>
          <table:table-cell office:value-type="float" office:value="0.89386284" calcext:value-type="float">
            <text:p>0.89386284</text:p>
          </table:table-cell>
          <table:table-cell office:value-type="float" office:value="0.8221374" calcext:value-type="float">
            <text:p>0.8221374</text:p>
          </table:table-cell>
          <table:table-cell office:value-type="float" office:value="0.52223769078324" calcext:value-type="float">
            <text:p>0.5222376907832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635" calcext:value-type="float">
            <text:p>0.03635</text:p>
          </table:table-cell>
          <table:table-cell office:value-type="float" office:value="10" calcext:value-type="float">
            <text:p>10</text:p>
          </table:table-cell>
          <table:table-cell office:value-type="float" office:value="0.7838343" calcext:value-type="float">
            <text:p>0.7838343</text:p>
          </table:table-cell>
          <table:table-cell office:value-type="float" office:value="0.8620872" calcext:value-type="float">
            <text:p>0.8620872</text:p>
          </table:table-cell>
          <table:table-cell office:value-type="float" office:value="0.90550697" calcext:value-type="float">
            <text:p>0.90550697</text:p>
          </table:table-cell>
          <table:table-cell office:value-type="float" office:value="0.499085130939192" calcext:value-type="float">
            <text:p>0.499085130939192</text:p>
          </table:table-cell>
          <table:table-cell office:value-type="float" office:value="0.8416643" calcext:value-type="float">
            <text:p>0.8416643</text:p>
          </table:table-cell>
          <table:table-cell office:value-type="float" office:value="0.9208904" calcext:value-type="float">
            <text:p>0.9208904</text:p>
          </table:table-cell>
          <table:table-cell office:value-type="float" office:value="0.8233851" calcext:value-type="float">
            <text:p>0.8233851</text:p>
          </table:table-cell>
          <table:table-cell office:value-type="float" office:value="0.510343221841747" calcext:value-type="float">
            <text:p>0.51034322184174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73" calcext:value-type="float">
            <text:p>0.0373</text:p>
          </table:table-cell>
          <table:table-cell office:value-type="float" office:value="10" calcext:value-type="float">
            <text:p>10</text:p>
          </table:table-cell>
          <table:table-cell office:value-type="float" office:value="0.78266305" calcext:value-type="float">
            <text:p>0.78266305</text:p>
          </table:table-cell>
          <table:table-cell office:value-type="float" office:value="0.8566711" calcext:value-type="float">
            <text:p>0.8566711</text:p>
          </table:table-cell>
          <table:table-cell office:value-type="float" office:value="0.9078883" calcext:value-type="float">
            <text:p>0.9078883</text:p>
          </table:table-cell>
          <table:table-cell office:value-type="float" office:value="0.503592861076607" calcext:value-type="float">
            <text:p>0.503592861076607</text:p>
          </table:table-cell>
          <table:table-cell office:value-type="float" office:value="0.84545714" calcext:value-type="float">
            <text:p>0.84545714</text:p>
          </table:table-cell>
          <table:table-cell office:value-type="float" office:value="0.9184426" calcext:value-type="float">
            <text:p>0.9184426</text:p>
          </table:table-cell>
          <table:table-cell office:value-type="float" office:value="0.8074553" calcext:value-type="float">
            <text:p>0.8074553</text:p>
          </table:table-cell>
          <table:table-cell office:value-type="float" office:value="0.491558326046565" calcext:value-type="float">
            <text:p>0.49155832604656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825" calcext:value-type="float">
            <text:p>0.03825</text:p>
          </table:table-cell>
          <table:table-cell office:value-type="float" office:value="10" calcext:value-type="float">
            <text:p>10</text:p>
          </table:table-cell>
          <table:table-cell office:value-type="float" office:value="0.7796243" calcext:value-type="float">
            <text:p>0.7796243</text:p>
          </table:table-cell>
          <table:table-cell office:value-type="float" office:value="0.79207397" calcext:value-type="float">
            <text:p>0.79207397</text:p>
          </table:table-cell>
          <table:table-cell office:value-type="float" office:value="0.89769256" calcext:value-type="float">
            <text:p>0.89769256</text:p>
          </table:table-cell>
          <table:table-cell office:value-type="float" office:value="0.506325248581405" calcext:value-type="float">
            <text:p>0.506325248581405</text:p>
          </table:table-cell>
          <table:table-cell office:value-type="float" office:value="0.828814" calcext:value-type="float">
            <text:p>0.828814</text:p>
          </table:table-cell>
          <table:table-cell office:value-type="float" office:value="0.8730548" calcext:value-type="float">
            <text:p>0.8730548</text:p>
          </table:table-cell>
          <table:table-cell office:value-type="float" office:value="0.81085974" calcext:value-type="float">
            <text:p>0.81085974</text:p>
          </table:table-cell>
          <table:table-cell office:value-type="float" office:value="0.547583356165035" calcext:value-type="float">
            <text:p>0.54758335616503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10" calcext:value-type="float">
            <text:p>10</text:p>
          </table:table-cell>
          <table:table-cell office:value-type="float" office:value="0.78719777" calcext:value-type="float">
            <text:p>0.78719777</text:p>
          </table:table-cell>
          <table:table-cell office:value-type="float" office:value="0.84782034" calcext:value-type="float">
            <text:p>0.84782034</text:p>
          </table:table-cell>
          <table:table-cell office:value-type="float" office:value="0.89026135" calcext:value-type="float">
            <text:p>0.89026135</text:p>
          </table:table-cell>
          <table:table-cell office:value-type="float" office:value="0.503573459587588" calcext:value-type="float">
            <text:p>0.503573459587588</text:p>
          </table:table-cell>
          <table:table-cell office:value-type="float" office:value="0.8185112" calcext:value-type="float">
            <text:p>0.8185112</text:p>
          </table:table-cell>
          <table:table-cell office:value-type="float" office:value="0.909238" calcext:value-type="float">
            <text:p>0.909238</text:p>
          </table:table-cell>
          <table:table-cell office:value-type="float" office:value="0.8115228" calcext:value-type="float">
            <text:p>0.8115228</text:p>
          </table:table-cell>
          <table:table-cell office:value-type="float" office:value="0.466573523797951" calcext:value-type="float">
            <text:p>0.46657352379795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015" calcext:value-type="float">
            <text:p>0.04015</text:p>
          </table:table-cell>
          <table:table-cell office:value-type="float" office:value="10" calcext:value-type="float">
            <text:p>10</text:p>
          </table:table-cell>
          <table:table-cell office:value-type="float" office:value="0.7857991" calcext:value-type="float">
            <text:p>0.7857991</text:p>
          </table:table-cell>
          <table:table-cell office:value-type="float" office:value="0.7939234" calcext:value-type="float">
            <text:p>0.7939234</text:p>
          </table:table-cell>
          <table:table-cell office:value-type="float" office:value="0.8986247" calcext:value-type="float">
            <text:p>0.8986247</text:p>
          </table:table-cell>
          <table:table-cell office:value-type="float" office:value="0.49948914807544" calcext:value-type="float">
            <text:p>0.49948914807544</text:p>
          </table:table-cell>
          <table:table-cell office:value-type="float" office:value="0.8305123" calcext:value-type="float">
            <text:p>0.8305123</text:p>
          </table:table-cell>
          <table:table-cell office:value-type="float" office:value="0.87762994" calcext:value-type="float">
            <text:p>0.87762994</text:p>
          </table:table-cell>
          <table:table-cell office:value-type="float" office:value="0.8197976" calcext:value-type="float">
            <text:p>0.8197976</text:p>
          </table:table-cell>
          <table:table-cell office:value-type="float" office:value="0.494917529813522" calcext:value-type="float">
            <text:p>0.49491752981352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10" calcext:value-type="float">
            <text:p>10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85019815" calcext:value-type="float">
            <text:p>0.85019815</text:p>
          </table:table-cell>
          <table:table-cell office:value-type="float" office:value="0.90377647" calcext:value-type="float">
            <text:p>0.90377647</text:p>
          </table:table-cell>
          <table:table-cell office:value-type="float" office:value="0.501114035678457" calcext:value-type="float">
            <text:p>0.501114035678457</text:p>
          </table:table-cell>
          <table:table-cell office:value-type="float" office:value="0.8384942" calcext:value-type="float">
            <text:p>0.8384942</text:p>
          </table:table-cell>
          <table:table-cell office:value-type="float" office:value="0.91288835" calcext:value-type="float">
            <text:p>0.91288835</text:p>
          </table:table-cell>
          <table:table-cell office:value-type="float" office:value="0.81646943" calcext:value-type="float">
            <text:p>0.81646943</text:p>
          </table:table-cell>
          <table:table-cell office:value-type="float" office:value="0.488797531929482" calcext:value-type="float">
            <text:p>0.48879753192948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205" calcext:value-type="float">
            <text:p>0.04205</text:p>
          </table:table-cell>
          <table:table-cell office:value-type="float" office:value="10" calcext:value-type="float">
            <text:p>10</text:p>
          </table:table-cell>
          <table:table-cell office:value-type="float" office:value="0.76664084" calcext:value-type="float">
            <text:p>0.76664084</text:p>
          </table:table-cell>
          <table:table-cell office:value-type="float" office:value="0.8680317" calcext:value-type="float">
            <text:p>0.8680317</text:p>
          </table:table-cell>
          <table:table-cell office:value-type="float" office:value="0.8944608" calcext:value-type="float">
            <text:p>0.8944608</text:p>
          </table:table-cell>
          <table:table-cell office:value-type="float" office:value="0.510325067633109" calcext:value-type="float">
            <text:p>0.510325067633109</text:p>
          </table:table-cell>
          <table:table-cell office:value-type="float" office:value="0.82507783" calcext:value-type="float">
            <text:p>0.82507783</text:p>
          </table:table-cell>
          <table:table-cell office:value-type="float" office:value="0.92282414" calcext:value-type="float">
            <text:p>0.92282414</text:p>
          </table:table-cell>
          <table:table-cell office:value-type="float" office:value="0.809475" calcext:value-type="float">
            <text:p>0.809475</text:p>
          </table:table-cell>
          <table:table-cell office:value-type="float" office:value="0.461321854646486" calcext:value-type="float">
            <text:p>0.461321854646486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10" calcext:value-type="float">
            <text:p>10</text:p>
          </table:table-cell>
          <table:table-cell office:value-type="float" office:value="0.7785227" calcext:value-type="float">
            <text:p>0.7785227</text:p>
          </table:table-cell>
          <table:table-cell office:value-type="float" office:value="0.8406869" calcext:value-type="float">
            <text:p>0.8406869</text:p>
          </table:table-cell>
          <table:table-cell office:value-type="float" office:value="0.8997845" calcext:value-type="float">
            <text:p>0.8997845</text:p>
          </table:table-cell>
          <table:table-cell office:value-type="float" office:value="0.501886319378568" calcext:value-type="float">
            <text:p>0.501886319378568</text:p>
          </table:table-cell>
          <table:table-cell office:value-type="float" office:value="0.83272004" calcext:value-type="float">
            <text:p>0.83272004</text:p>
          </table:table-cell>
          <table:table-cell office:value-type="float" office:value="0.9056518" calcext:value-type="float">
            <text:p>0.9056518</text:p>
          </table:table-cell>
          <table:table-cell office:value-type="float" office:value="0.81679225" calcext:value-type="float">
            <text:p>0.81679225</text:p>
          </table:table-cell>
          <table:table-cell office:value-type="float" office:value="0.469755708344546" calcext:value-type="float">
            <text:p>0.469755708344546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395" calcext:value-type="float">
            <text:p>0.04395</text:p>
          </table:table-cell>
          <table:table-cell office:value-type="float" office:value="10" calcext:value-type="float">
            <text:p>10</text:p>
          </table:table-cell>
          <table:table-cell office:value-type="float" office:value="0.77726936" calcext:value-type="float">
            <text:p>0.77726936</text:p>
          </table:table-cell>
          <table:table-cell office:value-type="float" office:value="0.7923382" calcext:value-type="float">
            <text:p>0.7923382</text:p>
          </table:table-cell>
          <table:table-cell office:value-type="float" office:value="0.8932122" calcext:value-type="float">
            <text:p>0.8932122</text:p>
          </table:table-cell>
          <table:table-cell office:value-type="float" office:value="0.514123316800463" calcext:value-type="float">
            <text:p>0.514123316800463</text:p>
          </table:table-cell>
          <table:table-cell office:value-type="float" office:value="0.82366264" calcext:value-type="float">
            <text:p>0.82366264</text:p>
          </table:table-cell>
          <table:table-cell office:value-type="float" office:value="0.8744731" calcext:value-type="float">
            <text:p>0.8744731</text:p>
          </table:table-cell>
          <table:table-cell office:value-type="float" office:value="0.8067531" calcext:value-type="float">
            <text:p>0.8067531</text:p>
          </table:table-cell>
          <table:table-cell office:value-type="float" office:value="0.608222350576595" calcext:value-type="float">
            <text:p>0.60822235057659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49" calcext:value-type="float">
            <text:p>0.0449</text:p>
          </table:table-cell>
          <table:table-cell office:value-type="float" office:value="10" calcext:value-type="float">
            <text:p>10</text:p>
          </table:table-cell>
          <table:table-cell office:value-type="float" office:value="0.7720112" calcext:value-type="float">
            <text:p>0.7720112</text:p>
          </table:table-cell>
          <table:table-cell office:value-type="float" office:value="0.8499339" calcext:value-type="float">
            <text:p>0.8499339</text:p>
          </table:table-cell>
          <table:table-cell office:value-type="float" office:value="0.89979064" calcext:value-type="float">
            <text:p>0.89979064</text:p>
          </table:table-cell>
          <table:table-cell office:value-type="float" office:value="0.517115012566226" calcext:value-type="float">
            <text:p>0.517115012566226</text:p>
          </table:table-cell>
          <table:table-cell office:value-type="float" office:value="0.83566374" calcext:value-type="float">
            <text:p>0.83566374</text:p>
          </table:table-cell>
          <table:table-cell office:value-type="float" office:value="0.91326225" calcext:value-type="float">
            <text:p>0.91326225</text:p>
          </table:table-cell>
          <table:table-cell office:value-type="float" office:value="0.80964684" calcext:value-type="float">
            <text:p>0.80964684</text:p>
          </table:table-cell>
          <table:table-cell office:value-type="float" office:value="0.506951907903074" calcext:value-type="float">
            <text:p>0.50695190790307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585" calcext:value-type="float">
            <text:p>0.04585</text:p>
          </table:table-cell>
          <table:table-cell office:value-type="float" office:value="10" calcext:value-type="float">
            <text:p>10</text:p>
          </table:table-cell>
          <table:table-cell office:value-type="float" office:value="0.77744687" calcext:value-type="float">
            <text:p>0.77744687</text:p>
          </table:table-cell>
          <table:table-cell office:value-type="float" office:value="0.83857334" calcext:value-type="float">
            <text:p>0.83857334</text:p>
          </table:table-cell>
          <table:table-cell office:value-type="float" office:value="0.90581065" calcext:value-type="float">
            <text:p>0.90581065</text:p>
          </table:table-cell>
          <table:table-cell office:value-type="float" office:value="0.508263903469935" calcext:value-type="float">
            <text:p>0.508263903469935</text:p>
          </table:table-cell>
          <table:table-cell office:value-type="float" office:value="0.8427965" calcext:value-type="float">
            <text:p>0.8427965</text:p>
          </table:table-cell>
          <table:table-cell office:value-type="float" office:value="0.90385747" calcext:value-type="float">
            <text:p>0.90385747</text:p>
          </table:table-cell>
          <table:table-cell office:value-type="float" office:value="0.8137942" calcext:value-type="float">
            <text:p>0.8137942</text:p>
          </table:table-cell>
          <table:table-cell office:value-type="float" office:value="0.562754586083099" calcext:value-type="float">
            <text:p>0.56275458608309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49206793" calcext:value-type="float">
            <text:p>0.49206793</text:p>
          </table:table-cell>
          <table:table-cell office:value-type="float" office:value="0.693920986260296" calcext:value-type="float">
            <text:p>0.693920986260296</text:p>
          </table:table-cell>
          <table:table-cell office:value-type="float" office:value="0.5121993" calcext:value-type="float">
            <text:p>0.5121993</text:p>
          </table:table-cell>
          <table:table-cell office:value-type="float" office:value="0.93332404" calcext:value-type="float">
            <text:p>0.93332404</text:p>
          </table:table-cell>
          <table:table-cell office:value-type="float" office:value="0.49967262" calcext:value-type="float">
            <text:p>0.49967262</text:p>
          </table:table-cell>
          <table:table-cell office:value-type="float" office:value="0.681730311408226" calcext:value-type="float">
            <text:p>0.681730311408226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775" calcext:value-type="float">
            <text:p>0.04775</text:p>
          </table:table-cell>
          <table:table-cell office:value-type="float" office:value="10" calcext:value-type="float">
            <text:p>10</text:p>
          </table:table-cell>
          <table:table-cell office:value-type="float" office:value="0.77184683" calcext:value-type="float">
            <text:p>0.77184683</text:p>
          </table:table-cell>
          <table:table-cell office:value-type="float" office:value="0.66433287" calcext:value-type="float">
            <text:p>0.66433287</text:p>
          </table:table-cell>
          <table:table-cell office:value-type="float" office:value="0.90195245" calcext:value-type="float">
            <text:p>0.90195245</text:p>
          </table:table-cell>
          <table:table-cell office:value-type="float" office:value="0.513089235750771" calcext:value-type="float">
            <text:p>0.513089235750771</text:p>
          </table:table-cell>
          <table:table-cell office:value-type="float" office:value="0.8384942" calcext:value-type="float">
            <text:p>0.8384942</text:p>
          </table:table-cell>
          <table:table-cell office:value-type="float" office:value="0.7752707" calcext:value-type="float">
            <text:p>0.7752707</text:p>
          </table:table-cell>
          <table:table-cell office:value-type="float" office:value="0.8053248" calcext:value-type="float">
            <text:p>0.8053248</text:p>
          </table:table-cell>
          <table:table-cell office:value-type="float" office:value="0.622200226374315" calcext:value-type="float">
            <text:p>0.62220022637431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87" calcext:value-type="float">
            <text:p>0.0487</text:p>
          </table:table-cell>
          <table:table-cell office:value-type="float" office:value="10" calcext:value-type="float">
            <text:p>10</text:p>
          </table:table-cell>
          <table:table-cell office:value-type="float" office:value="0.7779707" calcext:value-type="float">
            <text:p>0.7779707</text:p>
          </table:table-cell>
          <table:table-cell office:value-type="float" office:value="0.6996037" calcext:value-type="float">
            <text:p>0.6996037</text:p>
          </table:table-cell>
          <table:table-cell office:value-type="float" office:value="0.88648397" calcext:value-type="float">
            <text:p>0.88648397</text:p>
          </table:table-cell>
          <table:table-cell office:value-type="float" office:value="0.518287000357852" calcext:value-type="float">
            <text:p>0.518287000357852</text:p>
          </table:table-cell>
          <table:table-cell office:value-type="float" office:value="0.8165865" calcext:value-type="float">
            <text:p>0.8165865</text:p>
          </table:table-cell>
          <table:table-cell office:value-type="float" office:value="0.80307907" calcext:value-type="float">
            <text:p>0.80307907</text:p>
          </table:table-cell>
          <table:table-cell office:value-type="float" office:value="0.810995" calcext:value-type="float">
            <text:p>0.810995</text:p>
          </table:table-cell>
          <table:table-cell office:value-type="float" office:value="0.646230678734723" calcext:value-type="float">
            <text:p>0.64623067873472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4965" calcext:value-type="float">
            <text:p>0.04965</text:p>
          </table:table-cell>
          <table:table-cell office:value-type="float" office:value="10" calcext:value-type="float">
            <text:p>10</text:p>
          </table:table-cell>
          <table:table-cell office:value-type="float" office:value="0.78035223" calcext:value-type="float">
            <text:p>0.78035223</text:p>
          </table:table-cell>
          <table:table-cell office:value-type="float" office:value="0.8" calcext:value-type="float">
            <text:p>0.8</text:p>
          </table:table-cell>
          <table:table-cell office:value-type="float" office:value="0.9041264" calcext:value-type="float">
            <text:p>0.9041264</text:p>
          </table:table-cell>
          <table:table-cell office:value-type="float" office:value="0.517776330739487" calcext:value-type="float">
            <text:p>0.517776330739487</text:p>
          </table:table-cell>
          <table:table-cell office:value-type="float" office:value="0.8410416" calcext:value-type="float">
            <text:p>0.8410416</text:p>
          </table:table-cell>
          <table:table-cell office:value-type="float" office:value="0.8768565" calcext:value-type="float">
            <text:p>0.8768565</text:p>
          </table:table-cell>
          <table:table-cell office:value-type="float" office:value="0.81172377" calcext:value-type="float">
            <text:p>0.81172377</text:p>
          </table:table-cell>
          <table:table-cell office:value-type="float" office:value="0.605306100262676" calcext:value-type="float">
            <text:p>0.605306100262676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06" calcext:value-type="float">
            <text:p>0.0506</text:p>
          </table:table-cell>
          <table:table-cell office:value-type="float" office:value="10" calcext:value-type="float">
            <text:p>10</text:p>
          </table:table-cell>
          <table:table-cell office:value-type="float" office:value="0.7583474" calcext:value-type="float">
            <text:p>0.7583474</text:p>
          </table:table-cell>
          <table:table-cell office:value-type="float" office:value="0.7690885" calcext:value-type="float">
            <text:p>0.7690885</text:p>
          </table:table-cell>
          <table:table-cell office:value-type="float" office:value="0.88345855" calcext:value-type="float">
            <text:p>0.88345855</text:p>
          </table:table-cell>
          <table:table-cell office:value-type="float" office:value="0.538020705151011" calcext:value-type="float">
            <text:p>0.538020705151011</text:p>
          </table:table-cell>
          <table:table-cell office:value-type="float" office:value="0.8100764" calcext:value-type="float">
            <text:p>0.8100764</text:p>
          </table:table-cell>
          <table:table-cell office:value-type="float" office:value="0.8550292" calcext:value-type="float">
            <text:p>0.8550292</text:p>
          </table:table-cell>
          <table:table-cell office:value-type="float" office:value="0.77590454" calcext:value-type="float">
            <text:p>0.77590454</text:p>
          </table:table-cell>
          <table:table-cell office:value-type="float" office:value="0.704150182803997" calcext:value-type="float">
            <text:p>0.70415018280399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155" calcext:value-type="float">
            <text:p>0.0515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49206793" calcext:value-type="float">
            <text:p>0.49206793</text:p>
          </table:table-cell>
          <table:table-cell office:value-type="float" office:value="0.693938143186518" calcext:value-type="float">
            <text:p>0.693938143186518</text:p>
          </table:table-cell>
          <table:table-cell office:value-type="float" office:value="0.5121993" calcext:value-type="float">
            <text:p>0.5121993</text:p>
          </table:table-cell>
          <table:table-cell office:value-type="float" office:value="0.9332597" calcext:value-type="float">
            <text:p>0.9332597</text:p>
          </table:table-cell>
          <table:table-cell office:value-type="float" office:value="0.49995315" calcext:value-type="float">
            <text:p>0.49995315</text:p>
          </table:table-cell>
          <table:table-cell office:value-type="float" office:value="0.681888248441714" calcext:value-type="float">
            <text:p>0.68188824844171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25" calcext:value-type="float">
            <text:p>0.0525</text:p>
          </table:table-cell>
          <table:table-cell office:value-type="float" office:value="10" calcext:value-type="float">
            <text:p>10</text:p>
          </table:table-cell>
          <table:table-cell office:value-type="float" office:value="0.51406413" calcext:value-type="float">
            <text:p>0.51406413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49206793" calcext:value-type="float">
            <text:p>0.49206793</text:p>
          </table:table-cell>
          <table:table-cell office:value-type="float" office:value="0.693940363387835" calcext:value-type="float">
            <text:p>0.693940363387835</text:p>
          </table:table-cell>
          <table:table-cell office:value-type="float" office:value="0.5121993" calcext:value-type="float">
            <text:p>0.5121993</text:p>
          </table:table-cell>
          <table:table-cell office:value-type="float" office:value="0.9358839" calcext:value-type="float">
            <text:p>0.9358839</text:p>
          </table:table-cell>
          <table:table-cell office:value-type="float" office:value="0.4986374" calcext:value-type="float">
            <text:p>0.4986374</text:p>
          </table:table-cell>
          <table:table-cell office:value-type="float" office:value="0.681913938201088" calcext:value-type="float">
            <text:p>0.68191393820108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345" calcext:value-type="float">
            <text:p>0.0534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123910174" calcext:value-type="float">
            <text:p>0.123910174</text:p>
          </table:table-cell>
          <table:table-cell office:value-type="float" office:value="0.8928176" calcext:value-type="float">
            <text:p>0.8928176</text:p>
          </table:table-cell>
          <table:table-cell office:value-type="float" office:value="0.656604466072534" calcext:value-type="float">
            <text:p>0.656604466072534</text:p>
          </table:table-cell>
          <table:table-cell office:value-type="float" office:value="0.8629493" calcext:value-type="float">
            <text:p>0.8629493</text:p>
          </table:table-cell>
          <table:table-cell office:value-type="float" office:value="0" calcext:value-type="float">
            <text:p>0</text:p>
          </table:table-cell>
          <table:table-cell office:value-type="float" office:value="0.5834198" calcext:value-type="float">
            <text:p>0.5834198</text:p>
          </table:table-cell>
          <table:table-cell office:value-type="float" office:value="0.715378851603958" calcext:value-type="float">
            <text:p>0.71537885160395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44" calcext:value-type="float">
            <text:p>0.054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49206793" calcext:value-type="float">
            <text:p>0.49206793</text:p>
          </table:table-cell>
          <table:table-cell office:value-type="float" office:value="0.693984701179291" calcext:value-type="float">
            <text:p>0.693984701179291</text:p>
          </table:table-cell>
          <table:table-cell office:value-type="float" office:value="0.5121993" calcext:value-type="float">
            <text:p>0.5121993</text:p>
          </table:table-cell>
          <table:table-cell office:value-type="float" office:value="0.9337555" calcext:value-type="float">
            <text:p>0.9337555</text:p>
          </table:table-cell>
          <table:table-cell office:value-type="float" office:value="0.49979094" calcext:value-type="float">
            <text:p>0.49979094</text:p>
          </table:table-cell>
          <table:table-cell office:value-type="float" office:value="0.682263546528558" calcext:value-type="float">
            <text:p>0.68226354652855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535" calcext:value-type="float">
            <text:p>0.0553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51816666" calcext:value-type="float">
            <text:p>0.51816666</text:p>
          </table:table-cell>
          <table:table-cell office:value-type="float" office:value="0.694028363563911" calcext:value-type="float">
            <text:p>0.694028363563911</text:p>
          </table:table-cell>
          <table:table-cell office:value-type="float" office:value="0.5340504" calcext:value-type="float">
            <text:p>0.5340504</text:p>
          </table:table-cell>
          <table:table-cell office:value-type="float" office:value="0.9350607" calcext:value-type="float">
            <text:p>0.9350607</text:p>
          </table:table-cell>
          <table:table-cell office:value-type="float" office:value="0.4996835" calcext:value-type="float">
            <text:p>0.4996835</text:p>
          </table:table-cell>
          <table:table-cell office:value-type="float" office:value="0.682709598871959" calcext:value-type="float">
            <text:p>0.68270959887195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63" calcext:value-type="float">
            <text:p>0.056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51816666" calcext:value-type="float">
            <text:p>0.51816666</text:p>
          </table:table-cell>
          <table:table-cell office:value-type="float" office:value="0.694088013321288" calcext:value-type="float">
            <text:p>0.694088013321288</text:p>
          </table:table-cell>
          <table:table-cell office:value-type="float" office:value="0.5340504" calcext:value-type="float">
            <text:p>0.5340504</text:p>
          </table:table-cell>
          <table:table-cell office:value-type="float" office:value="0.9342049" calcext:value-type="float">
            <text:p>0.9342049</text:p>
          </table:table-cell>
          <table:table-cell office:value-type="float" office:value="0.49970013" calcext:value-type="float">
            <text:p>0.49970013</text:p>
          </table:table-cell>
          <table:table-cell office:value-type="float" office:value="0.683514329920987" calcext:value-type="float">
            <text:p>0.68351432992098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725" calcext:value-type="float">
            <text:p>0.0572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51816666" calcext:value-type="float">
            <text:p>0.51816666</text:p>
          </table:table-cell>
          <table:table-cell office:value-type="float" office:value="0.694082183099623" calcext:value-type="float">
            <text:p>0.694082183099623</text:p>
          </table:table-cell>
          <table:table-cell office:value-type="float" office:value="0.5340504" calcext:value-type="float">
            <text:p>0.5340504</text:p>
          </table:table-cell>
          <table:table-cell office:value-type="float" office:value="0.9345789" calcext:value-type="float">
            <text:p>0.9345789</text:p>
          </table:table-cell>
          <table:table-cell office:value-type="float" office:value="0.49908987" calcext:value-type="float">
            <text:p>0.49908987</text:p>
          </table:table-cell>
          <table:table-cell office:value-type="float" office:value="0.683448564738547" calcext:value-type="float">
            <text:p>0.68344856473854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82" calcext:value-type="float">
            <text:p>0.0582</text:p>
          </table:table-cell>
          <table:table-cell office:value-type="float" office:value="10" calcext:value-type="float">
            <text:p>10</text:p>
          </table:table-cell>
          <table:table-cell office:value-type="float" office:value="0.77146846" calcext:value-type="float">
            <text:p>0.77146846</text:p>
          </table:table-cell>
          <table:table-cell office:value-type="float" office:value="0.84095114" calcext:value-type="float">
            <text:p>0.84095114</text:p>
          </table:table-cell>
          <table:table-cell office:value-type="float" office:value="0.88691694" calcext:value-type="float">
            <text:p>0.88691694</text:p>
          </table:table-cell>
          <table:table-cell office:value-type="float" office:value="0.521069604244443" calcext:value-type="float">
            <text:p>0.521069604244443</text:p>
          </table:table-cell>
          <table:table-cell office:value-type="float" office:value="0.8141523" calcext:value-type="float">
            <text:p>0.8141523</text:p>
          </table:table-cell>
          <table:table-cell office:value-type="float" office:value="0.90595186" calcext:value-type="float">
            <text:p>0.90595186</text:p>
          </table:table-cell>
          <table:table-cell office:value-type="float" office:value="0.79543406" calcext:value-type="float">
            <text:p>0.79543406</text:p>
          </table:table-cell>
          <table:table-cell office:value-type="float" office:value="0.5321452969604" calcext:value-type="float">
            <text:p>0.532145296960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5915" calcext:value-type="float">
            <text:p>0.05915</text:p>
          </table:table-cell>
          <table:table-cell office:value-type="float" office:value="10" calcext:value-type="float">
            <text:p>10</text:p>
          </table:table-cell>
          <table:table-cell office:value-type="float" office:value="0.7641573" calcext:value-type="float">
            <text:p>0.7641573</text:p>
          </table:table-cell>
          <table:table-cell office:value-type="float" office:value="0.727609" calcext:value-type="float">
            <text:p>0.727609</text:p>
          </table:table-cell>
          <table:table-cell office:value-type="float" office:value="0.9163622" calcext:value-type="float">
            <text:p>0.9163622</text:p>
          </table:table-cell>
          <table:table-cell office:value-type="float" office:value="0.544174904378588" calcext:value-type="float">
            <text:p>0.544174904378588</text:p>
          </table:table-cell>
          <table:table-cell office:value-type="float" office:value="0.86074156" calcext:value-type="float">
            <text:p>0.86074156</text:p>
          </table:table-cell>
          <table:table-cell office:value-type="float" office:value="0.82485056" calcext:value-type="float">
            <text:p>0.82485056</text:p>
          </table:table-cell>
          <table:table-cell office:value-type="float" office:value="0.76012814" calcext:value-type="float">
            <text:p>0.76012814</text:p>
          </table:table-cell>
          <table:table-cell office:value-type="float" office:value="0.629148918303662" calcext:value-type="float">
            <text:p>0.62914891830366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01" calcext:value-type="float">
            <text:p>0.0601</text:p>
          </table:table-cell>
          <table:table-cell office:value-type="float" office:value="10" calcext:value-type="float">
            <text:p>10</text:p>
          </table:table-cell>
          <table:table-cell office:value-type="float" office:value="0.73714113" calcext:value-type="float">
            <text:p>0.73714113</text:p>
          </table:table-cell>
          <table:table-cell office:value-type="float" office:value="0.75336856" calcext:value-type="float">
            <text:p>0.75336856</text:p>
          </table:table-cell>
          <table:table-cell office:value-type="float" office:value="0.7046253" calcext:value-type="float">
            <text:p>0.7046253</text:p>
          </table:table-cell>
          <table:table-cell office:value-type="float" office:value="0.565301914256253" calcext:value-type="float">
            <text:p>0.565301914256253</text:p>
          </table:table-cell>
          <table:table-cell office:value-type="float" office:value="0.6782904" calcext:value-type="float">
            <text:p>0.6782904</text:p>
          </table:table-cell>
          <table:table-cell office:value-type="float" office:value="0.84326" calcext:value-type="float">
            <text:p>0.84326</text:p>
          </table:table-cell>
          <table:table-cell office:value-type="float" office:value="0.76592577" calcext:value-type="float">
            <text:p>0.76592577</text:p>
          </table:table-cell>
          <table:table-cell office:value-type="float" office:value="0.831678263892271" calcext:value-type="float">
            <text:p>0.83167826389227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105" calcext:value-type="float">
            <text:p>0.06105</text:p>
          </table:table-cell>
          <table:table-cell office:value-type="float" office:value="10" calcext:value-type="float">
            <text:p>10</text:p>
          </table:table-cell>
          <table:table-cell office:value-type="float" office:value="0.7257192" calcext:value-type="float">
            <text:p>0.7257192</text:p>
          </table:table-cell>
          <table:table-cell office:value-type="float" office:value="0.8939234" calcext:value-type="float">
            <text:p>0.8939234</text:p>
          </table:table-cell>
          <table:table-cell office:value-type="float" office:value="0.8988391" calcext:value-type="float">
            <text:p>0.8988391</text:p>
          </table:table-cell>
          <table:table-cell office:value-type="float" office:value="0.558075269001454" calcext:value-type="float">
            <text:p>0.558075269001454</text:p>
          </table:table-cell>
          <table:table-cell office:value-type="float" office:value="0.835777" calcext:value-type="float">
            <text:p>0.835777</text:p>
          </table:table-cell>
          <table:table-cell office:value-type="float" office:value="0.94136786" calcext:value-type="float">
            <text:p>0.94136786</text:p>
          </table:table-cell>
          <table:table-cell office:value-type="float" office:value="0.75111276" calcext:value-type="float">
            <text:p>0.75111276</text:p>
          </table:table-cell>
          <table:table-cell office:value-type="float" office:value="0.642160671154133" calcext:value-type="float">
            <text:p>0.64216067115413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518423" calcext:value-type="float">
            <text:p>0.518423</text:p>
          </table:table-cell>
          <table:table-cell office:value-type="float" office:value="0.694235411035822" calcext:value-type="float">
            <text:p>0.694235411035822</text:p>
          </table:table-cell>
          <table:table-cell office:value-type="float" office:value="0.53495616" calcext:value-type="float">
            <text:p>0.53495616</text:p>
          </table:table-cell>
          <table:table-cell office:value-type="float" office:value="0.93236405" calcext:value-type="float">
            <text:p>0.93236405</text:p>
          </table:table-cell>
          <table:table-cell office:value-type="float" office:value="0.50052035" calcext:value-type="float">
            <text:p>0.50052035</text:p>
          </table:table-cell>
          <table:table-cell office:value-type="float" office:value="0.686902709019861" calcext:value-type="float">
            <text:p>0.68690270901986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295" calcext:value-type="float">
            <text:p>0.0629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49257633" calcext:value-type="float">
            <text:p>0.49257633</text:p>
          </table:table-cell>
          <table:table-cell office:value-type="float" office:value="0.694188361123369" calcext:value-type="float">
            <text:p>0.694188361123369</text:p>
          </table:table-cell>
          <table:table-cell office:value-type="float" office:value="0.5140107" calcext:value-type="float">
            <text:p>0.5140107</text:p>
          </table:table-cell>
          <table:table-cell office:value-type="float" office:value="0.9319333" calcext:value-type="float">
            <text:p>0.9319333</text:p>
          </table:table-cell>
          <table:table-cell office:value-type="float" office:value="0.5003859" calcext:value-type="float">
            <text:p>0.5003859</text:p>
          </table:table-cell>
          <table:table-cell office:value-type="float" office:value="0.685656124802215" calcext:value-type="float">
            <text:p>0.68565612480221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39" calcext:value-type="float">
            <text:p>0.063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49257633" calcext:value-type="float">
            <text:p>0.49257633</text:p>
          </table:table-cell>
          <table:table-cell office:value-type="float" office:value="0.694126296593385" calcext:value-type="float">
            <text:p>0.694126296593385</text:p>
          </table:table-cell>
          <table:table-cell office:value-type="float" office:value="0.5140107" calcext:value-type="float">
            <text:p>0.5140107</text:p>
          </table:table-cell>
          <table:table-cell office:value-type="float" office:value="0.9333285" calcext:value-type="float">
            <text:p>0.9333285</text:p>
          </table:table-cell>
          <table:table-cell office:value-type="float" office:value="0.50031143" calcext:value-type="float">
            <text:p>0.50031143</text:p>
          </table:table-cell>
          <table:table-cell office:value-type="float" office:value="0.684330791668029" calcext:value-type="float">
            <text:p>0.68433079166802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485" calcext:value-type="float">
            <text:p>0.0648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49257633" calcext:value-type="float">
            <text:p>0.49257633</text:p>
          </table:table-cell>
          <table:table-cell office:value-type="float" office:value="0.694215295539508" calcext:value-type="float">
            <text:p>0.694215295539508</text:p>
          </table:table-cell>
          <table:table-cell office:value-type="float" office:value="0.5140107" calcext:value-type="float">
            <text:p>0.5140107</text:p>
          </table:table-cell>
          <table:table-cell office:value-type="float" office:value="0.9333314" calcext:value-type="float">
            <text:p>0.9333314</text:p>
          </table:table-cell>
          <table:table-cell office:value-type="float" office:value="0.4999056" calcext:value-type="float">
            <text:p>0.4999056</text:p>
          </table:table-cell>
          <table:table-cell office:value-type="float" office:value="0.686421858587227" calcext:value-type="float">
            <text:p>0.68642185858722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58" calcext:value-type="float">
            <text:p>0.065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4091" calcext:value-type="float">
            <text:p>0.9354091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1145448" calcext:value-type="float">
            <text:p>1.9754236114544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675" calcext:value-type="float">
            <text:p>0.0667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49235556" calcext:value-type="float">
            <text:p>0.49235556</text:p>
          </table:table-cell>
          <table:table-cell office:value-type="float" office:value="0.694330245922822" calcext:value-type="float">
            <text:p>0.694330245922822</text:p>
          </table:table-cell>
          <table:table-cell office:value-type="float" office:value="0.5132182" calcext:value-type="float">
            <text:p>0.5132182</text:p>
          </table:table-cell>
          <table:table-cell office:value-type="float" office:value="0.9342177" calcext:value-type="float">
            <text:p>0.9342177</text:p>
          </table:table-cell>
          <table:table-cell office:value-type="float" office:value="0.4996624" calcext:value-type="float">
            <text:p>0.4996624</text:p>
          </table:table-cell>
          <table:table-cell office:value-type="float" office:value="0.690742705661995" calcext:value-type="float">
            <text:p>0.69074270566199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77" calcext:value-type="float">
            <text:p>0.0677</text:p>
          </table:table-cell>
          <table:table-cell office:value-type="float" office:value="10" calcext:value-type="float">
            <text:p>10</text:p>
          </table:table-cell>
          <table:table-cell office:value-type="float" office:value="0.75089496" calcext:value-type="float">
            <text:p>0.75089496</text:p>
          </table:table-cell>
          <table:table-cell office:value-type="float" office:value="0.7478203" calcext:value-type="float">
            <text:p>0.7478203</text:p>
          </table:table-cell>
          <table:table-cell office:value-type="float" office:value="0.8886115" calcext:value-type="float">
            <text:p>0.8886115</text:p>
          </table:table-cell>
          <table:table-cell office:value-type="float" office:value="0.528768525442792" calcext:value-type="float">
            <text:p>0.528768525442792</text:p>
          </table:table-cell>
          <table:table-cell office:value-type="float" office:value="0.8152845" calcext:value-type="float">
            <text:p>0.8152845</text:p>
          </table:table-cell>
          <table:table-cell office:value-type="float" office:value="0.84175766" calcext:value-type="float">
            <text:p>0.84175766</text:p>
          </table:table-cell>
          <table:table-cell office:value-type="float" office:value="0.7952022" calcext:value-type="float">
            <text:p>0.7952022</text:p>
          </table:table-cell>
          <table:table-cell office:value-type="float" office:value="0.597595740419713" calcext:value-type="float">
            <text:p>0.59759574041971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865" calcext:value-type="float">
            <text:p>0.06865</text:p>
          </table:table-cell>
          <table:table-cell office:value-type="float" office:value="10" calcext:value-type="float">
            <text:p>10</text:p>
          </table:table-cell>
          <table:table-cell office:value-type="float" office:value="0.7589314" calcext:value-type="float">
            <text:p>0.7589314</text:p>
          </table:table-cell>
          <table:table-cell office:value-type="float" office:value="0.860502" calcext:value-type="float">
            <text:p>0.860502</text:p>
          </table:table-cell>
          <table:table-cell office:value-type="float" office:value="0.88679594" calcext:value-type="float">
            <text:p>0.88679594</text:p>
          </table:table-cell>
          <table:table-cell office:value-type="float" office:value="0.533483983807006" calcext:value-type="float">
            <text:p>0.533483983807006</text:p>
          </table:table-cell>
          <table:table-cell office:value-type="float" office:value="0.81341636" calcext:value-type="float">
            <text:p>0.81341636</text:p>
          </table:table-cell>
          <table:table-cell office:value-type="float" office:value="0.9207475" calcext:value-type="float">
            <text:p>0.9207475</text:p>
          </table:table-cell>
          <table:table-cell office:value-type="float" office:value="0.786079" calcext:value-type="float">
            <text:p>0.786079</text:p>
          </table:table-cell>
          <table:table-cell office:value-type="float" office:value="0.539024759472755" calcext:value-type="float">
            <text:p>0.53902475947275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696" calcext:value-type="float">
            <text:p>0.069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09717" calcext:value-type="float">
            <text:p>0.9309717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019412" calcext:value-type="float">
            <text:p>1.9754236301941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055" calcext:value-type="float">
            <text:p>0.0705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289083" calcext:value-type="float">
            <text:p>0.93289083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44052" calcext:value-type="float">
            <text:p>1.97542364405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15" calcext:value-type="float">
            <text:p>0.071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23813" calcext:value-type="float">
            <text:p>0.9323813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302868" calcext:value-type="float">
            <text:p>1.9754236330286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245" calcext:value-type="float">
            <text:p>0.0724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32929" calcext:value-type="float">
            <text:p>0.9332929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4499685" calcext:value-type="float">
            <text:p>1.9754236449968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34" calcext:value-type="float">
            <text:p>0.073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4653" calcext:value-type="float">
            <text:p>0.9354653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2720207" calcext:value-type="float">
            <text:p>1.9754236272020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435" calcext:value-type="float">
            <text:p>0.0743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04524" calcext:value-type="float">
            <text:p>0.93504524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0940729" calcext:value-type="float">
            <text:p>1.9754236094072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53" calcext:value-type="float">
            <text:p>0.075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236715" calcext:value-type="float">
            <text:p>0.93236715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302868" calcext:value-type="float">
            <text:p>1.9754236330286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625" calcext:value-type="float">
            <text:p>0.0762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41772" calcext:value-type="float">
            <text:p>0.9341772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59854145" calcext:value-type="float">
            <text:p>1.9754235985414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72" calcext:value-type="float">
            <text:p>0.077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0608" calcext:value-type="float">
            <text:p>0.9350608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302868" calcext:value-type="float">
            <text:p>1.9754236330286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815" calcext:value-type="float">
            <text:p>0.0781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461263" calcext:value-type="float">
            <text:p>0.93461263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0058864" calcext:value-type="float">
            <text:p>1.9754236005886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791" calcext:value-type="float">
            <text:p>0.079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32645" calcext:value-type="float">
            <text:p>0.9332645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712306" calcext:value-type="float">
            <text:p>1.97542363712306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005" calcext:value-type="float">
            <text:p>0.0800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372303" calcext:value-type="float">
            <text:p>0.93372303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1444652" calcext:value-type="float">
            <text:p>1.9754236144465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418956" calcext:value-type="float">
            <text:p>0.93418956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5586269" calcext:value-type="float">
            <text:p>1.9754236558626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19500000000001" calcext:value-type="float">
            <text:p>0.0819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4431" calcext:value-type="float">
            <text:p>0.9354431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2720207" calcext:value-type="float">
            <text:p>1.9754236272020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29" calcext:value-type="float">
            <text:p>0.082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19342" calcext:value-type="float">
            <text:p>0.9319342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5570522" calcext:value-type="float">
            <text:p>1.9754236557052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38500000000001" calcext:value-type="float">
            <text:p>0.0838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01955" calcext:value-type="float">
            <text:p>0.93501955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1728109" calcext:value-type="float">
            <text:p>1.9754236172810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48" calcext:value-type="float">
            <text:p>0.084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06646" calcext:value-type="float">
            <text:p>0.93506646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302868" calcext:value-type="float">
            <text:p>1.9754236330286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575" calcext:value-type="float">
            <text:p>0.0857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376863" calcext:value-type="float">
            <text:p>0.93376863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019412" calcext:value-type="float">
            <text:p>1.9754236301941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67" calcext:value-type="float">
            <text:p>0.086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332464" calcext:value-type="float">
            <text:p>0.93332464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4499685" calcext:value-type="float">
            <text:p>1.9754236449968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765" calcext:value-type="float">
            <text:p>0.0876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332154" calcext:value-type="float">
            <text:p>0.93332154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5287065" calcext:value-type="float">
            <text:p>1.97542365287065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86" calcext:value-type="float">
            <text:p>0.088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87124" calcext:value-type="float">
            <text:p>0.93587124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050767" calcext:value-type="float">
            <text:p>1.975423605076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8955" calcext:value-type="float">
            <text:p>0.0895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4205" calcext:value-type="float">
            <text:p>0.9354205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1145448" calcext:value-type="float">
            <text:p>1.9754236114544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05" calcext:value-type="float">
            <text:p>0.090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190944" calcext:value-type="float">
            <text:p>0.93190944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0846244" calcext:value-type="float">
            <text:p>1.97542360846244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14500000000001" calcext:value-type="float">
            <text:p>0.0914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374723" calcext:value-type="float">
            <text:p>0.93374723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2232032" calcext:value-type="float">
            <text:p>1.97542362232032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24000000000001" calcext:value-type="float">
            <text:p>0.092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0349" calcext:value-type="float">
            <text:p>0.9350349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2515489" calcext:value-type="float">
            <text:p>1.97542362515489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335" calcext:value-type="float">
            <text:p>0.0933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098813" calcext:value-type="float">
            <text:p>0.93098813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806791" calcext:value-type="float">
            <text:p>1.9754236380679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43000000000001" calcext:value-type="float">
            <text:p>0.094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458104" calcext:value-type="float">
            <text:p>0.93458104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1743856" calcext:value-type="float">
            <text:p>1.97542361743856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525" calcext:value-type="float">
            <text:p>0.0952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4134" calcext:value-type="float">
            <text:p>0.934134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113897" calcext:value-type="float">
            <text:p>1.97542363113897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62" calcext:value-type="float">
            <text:p>0.096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1947" calcext:value-type="float">
            <text:p>0.931947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2421003" calcext:value-type="float">
            <text:p>1.9754236242100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715" calcext:value-type="float">
            <text:p>0.0971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42796" calcext:value-type="float">
            <text:p>0.93542796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1145448" calcext:value-type="float">
            <text:p>1.97542361145448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81" calcext:value-type="float">
            <text:p>0.098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58622" calcext:value-type="float">
            <text:p>0.9358622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602073" calcext:value-type="float">
            <text:p>1.9754236360207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0.0990500000000001" calcext:value-type="float">
            <text:p>0.0990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8760898" calcext:value-type="float">
            <text:p>0.8760898</text:p>
          </table:table-cell>
          <table:table-cell office:value-type="float" office:value="0.93353283" calcext:value-type="float">
            <text:p>0.93353283</text:p>
          </table:table-cell>
          <table:table-cell office:value-type="float" office:value="7.92803166009129" calcext:value-type="float">
            <text:p>7.92803166009129</text:p>
          </table:table-cell>
          <table:table-cell office:value-type="float" office:value="0.875743" calcext:value-type="float">
            <text:p>0.875743</text:p>
          </table:table-cell>
          <table:table-cell office:value-type="float" office:value="0.93193555" calcext:value-type="float">
            <text:p>0.93193555</text:p>
          </table:table-cell>
          <table:table-cell office:value-type="float" office:value="0.5" calcext:value-type="float">
            <text:p>0.5</text:p>
          </table:table-cell>
          <table:table-cell office:value-type="float" office:value="1.97542363208383" calcext:value-type="float">
            <text:p>1.9754236320838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</table:table-row>
      </table:table>
      <table:named-expressions/>
      <table:database-ranges>
        <table:database-range table:name="__Anonymous_Sheet_DB__0" table:target-range-address="Weighted_Lr.B1:Weighted_Lr.Z101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3T13:44:19.548213598</dc:date>
    <meta:editing-duration>PT3H14M6S</meta:editing-duration>
    <meta:editing-cycles>1</meta:editing-cycles>
    <meta:document-statistic meta:table-count="1" meta:cell-count="2626" meta:object-count="1"/>
    <meta:generator>LibreOffice/6.2.4.2$Linux_X86_64 LibreOffice_project/2412653d852ce75f65fbfa83fb7e7b669a126d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98cm" svg:height="15.222cm" xlink:href=".." xlink:type="simple" chart:class="chart:line" chart:style-name="ch1">
        <chart:legend chart:legend-position="end" svg:x="21.372cm" svg:y="5.569cm" style:legend-expansion="high" chart:style-name="ch2"/>
        <chart:plot-area chart:style-name="ch3" table:cell-range-address="Weighted_Lr.A1:Weighted_Lr.A101 Weighted_Lr.C1:Weighted_Lr.J101" chart:data-source-has-labels="both" svg:x="0.483cm" svg:y="0.304cm" svg:width="20.406cm" svg:height="14.614cm">
          <chartooo:coordinate-region svg:x="1.024cm" svg:y="0.304cm" svg:width="19.525cm" svg:height="13.024cm"/>
          <chart:axis chart:dimension="x" chart:name="primary-x" chart:style-name="ch4" chartooo:axis-type="auto">
            <chartooo:date-scale/>
            <chart:categories table:cell-range-address="Weighted_Lr.A2:Weighted_Lr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eighted_Lr.C2:Weighted_Lr.C101" chart:label-cell-address="Weighted_Lr.C1:Weighted_Lr.C1" chart:class="chart:line">
            <chart:data-point chart:repeated="100"/>
          </chart:series>
          <chart:series chart:style-name="ch7" chart:values-cell-range-address="Weighted_Lr.D2:Weighted_Lr.D101" chart:label-cell-address="Weighted_Lr.D1:Weighted_Lr.D1" chart:class="chart:line">
            <chart:data-point chart:repeated="100"/>
          </chart:series>
          <chart:series chart:style-name="ch8" chart:values-cell-range-address="Weighted_Lr.E2:Weighted_Lr.E101" chart:label-cell-address="Weighted_Lr.E1:Weighted_Lr.E1" chart:class="chart:line">
            <chart:data-point chart:repeated="100"/>
          </chart:series>
          <chart:series chart:style-name="ch9" chart:values-cell-range-address="Weighted_Lr.F2:Weighted_Lr.F101" chart:label-cell-address="Weighted_Lr.F1:Weighted_Lr.F1" chart:class="chart:line">
            <chart:data-point chart:repeated="100"/>
          </chart:series>
          <chart:series chart:style-name="ch10" chart:values-cell-range-address="Weighted_Lr.G2:Weighted_Lr.G101" chart:label-cell-address="Weighted_Lr.G1:Weighted_Lr.G1" chart:class="chart:line">
            <chart:data-point chart:repeated="100"/>
          </chart:series>
          <chart:series chart:style-name="ch11" chart:values-cell-range-address="Weighted_Lr.H2:Weighted_Lr.H101" chart:label-cell-address="Weighted_Lr.H1:Weighted_Lr.H1" chart:class="chart:line">
            <chart:data-point chart:repeated="100"/>
          </chart:series>
          <chart:series chart:style-name="ch12" chart:values-cell-range-address="Weighted_Lr.I2:Weighted_Lr.I101" chart:label-cell-address="Weighted_Lr.I1:Weighted_Lr.I1" chart:class="chart:line">
            <chart:data-point chart:repeated="100"/>
          </chart:series>
          <chart:series chart:style-name="ch13" chart:values-cell-range-address="Weighted_Lr.J2:Weighted_Lr.J101" chart:label-cell-address="Weighted_Lr.J1:Weighted_Lr.J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uroc</text:p>
                <draw:g>
                  <svg:desc>Weighted_Lr.C1:Weighted_Lr.C1</svg:desc>
                </draw:g>
              </table:table-cell>
              <table:table-cell office:value-type="string">
                <text:p>val_acc</text:p>
                <draw:g>
                  <svg:desc>Weighted_Lr.D1:Weighted_Lr.D1</svg:desc>
                </draw:g>
              </table:table-cell>
              <table:table-cell office:value-type="string">
                <text:p>f1K</text:p>
                <draw:g>
                  <svg:desc>Weighted_Lr.E1:Weighted_Lr.E1</svg:desc>
                </draw:g>
              </table:table-cell>
              <table:table-cell office:value-type="string">
                <text:p>loss</text:p>
                <draw:g>
                  <svg:desc>Weighted_Lr.F1:Weighted_Lr.F1</svg:desc>
                </draw:g>
              </table:table-cell>
              <table:table-cell office:value-type="string">
                <text:p>acc</text:p>
                <draw:g>
                  <svg:desc>Weighted_Lr.G1:Weighted_Lr.G1</svg:desc>
                </draw:g>
              </table:table-cell>
              <table:table-cell office:value-type="string">
                <text:p>val_f1K</text:p>
                <draw:g>
                  <svg:desc>Weighted_Lr.H1:Weighted_Lr.H1</svg:desc>
                </draw:g>
              </table:table-cell>
              <table:table-cell office:value-type="string">
                <text:p>auroc</text:p>
                <draw:g>
                  <svg:desc>Weighted_Lr.I1:Weighted_Lr.I1</svg:desc>
                </draw:g>
              </table:table-cell>
              <table:table-cell office:value-type="string">
                <text:p>val_loss</text:p>
                <draw:g>
                  <svg:desc>Weighted_Lr.J1:Weighted_Lr.J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.005</text:p>
                <draw:g>
                  <svg:desc>Weighted_Lr.A2:Weighted_Lr.A101</svg:desc>
                </draw:g>
              </table:table-cell>
              <table:table-cell office:value-type="float" office:value="0.78308135">
                <text:p>0.78308135</text:p>
                <draw:g>
                  <svg:desc>Weighted_Lr.C2:Weighted_Lr.C101</svg:desc>
                </draw:g>
              </table:table-cell>
              <table:table-cell office:value-type="float" office:value="0.8239102">
                <text:p>0.8239102</text:p>
                <draw:g>
                  <svg:desc>Weighted_Lr.D2:Weighted_Lr.D101</svg:desc>
                </draw:g>
              </table:table-cell>
              <table:table-cell office:value-type="float" office:value="0.91588265">
                <text:p>0.91588265</text:p>
                <draw:g>
                  <svg:desc>Weighted_Lr.E2:Weighted_Lr.E101</svg:desc>
                </draw:g>
              </table:table-cell>
              <table:table-cell office:value-type="float" office:value="0.467372526469259">
                <text:p>0.467372526469259</text:p>
                <draw:g>
                  <svg:desc>Weighted_Lr.F2:Weighted_Lr.F101</svg:desc>
                </draw:g>
              </table:table-cell>
              <table:table-cell office:value-type="float" office:value="0.8577979">
                <text:p>0.8577979</text:p>
                <draw:g>
                  <svg:desc>Weighted_Lr.G2:Weighted_Lr.G101</svg:desc>
                </draw:g>
              </table:table-cell>
              <table:table-cell office:value-type="float" office:value="0.8974666">
                <text:p>0.8974666</text:p>
                <draw:g>
                  <svg:desc>Weighted_Lr.H2:Weighted_Lr.H101</svg:desc>
                </draw:g>
              </table:table-cell>
              <table:table-cell office:value-type="float" office:value="0.8479846">
                <text:p>0.8479846</text:p>
                <draw:g>
                  <svg:desc>Weighted_Lr.I2:Weighted_Lr.I101</svg:desc>
                </draw:g>
              </table:table-cell>
              <table:table-cell office:value-type="float" office:value="0.528226673051892">
                <text:p>0.528226673051892</text:p>
                <draw:g>
                  <svg:desc>Weighted_Lr.J2:Weighted_Lr.J101</svg:desc>
                </draw:g>
              </table:table-cell>
            </table:table-row>
            <table:table-row>
              <table:table-cell office:value-type="float" office:value="0.00595">
                <text:p>0.00595</text:p>
              </table:table-cell>
              <table:table-cell office:value-type="float" office:value="0.78087544">
                <text:p>0.78087544</text:p>
              </table:table-cell>
              <table:table-cell office:value-type="float" office:value="0.85257596">
                <text:p>0.85257596</text:p>
              </table:table-cell>
              <table:table-cell office:value-type="float" office:value="0.9068406">
                <text:p>0.9068406</text:p>
              </table:table-cell>
              <table:table-cell office:value-type="float" office:value="0.469848924154875">
                <text:p>0.469848924154875</text:p>
              </table:table-cell>
              <table:table-cell office:value-type="float" office:value="0.8445514">
                <text:p>0.8445514</text:p>
              </table:table-cell>
              <table:table-cell office:value-type="float" office:value="0.91290355">
                <text:p>0.91290355</text:p>
              </table:table-cell>
              <table:table-cell office:value-type="float" office:value="0.8451254">
                <text:p>0.8451254</text:p>
              </table:table-cell>
              <table:table-cell office:value-type="float" office:value="0.496815962630817">
                <text:p>0.496815962630817</text:p>
              </table:table-cell>
            </table:table-row>
            <table:table-row>
              <table:table-cell office:value-type="float" office:value="0.0069">
                <text:p>0.0069</text:p>
              </table:table-cell>
              <table:table-cell office:value-type="float" office:value="0.78630906">
                <text:p>0.78630906</text:p>
              </table:table-cell>
              <table:table-cell office:value-type="float" office:value="0.82034343">
                <text:p>0.82034343</text:p>
              </table:table-cell>
              <table:table-cell office:value-type="float" office:value="0.91381466">
                <text:p>0.91381466</text:p>
              </table:table-cell>
              <table:table-cell office:value-type="float" office:value="0.472809734777725">
                <text:p>0.472809734777725</text:p>
              </table:table-cell>
              <table:table-cell office:value-type="float" office:value="0.85457116">
                <text:p>0.85457116</text:p>
              </table:table-cell>
              <table:table-cell office:value-type="float" office:value="0.89437896">
                <text:p>0.89437896</text:p>
              </table:table-cell>
              <table:table-cell office:value-type="float" office:value="0.8417971">
                <text:p>0.8417971</text:p>
              </table:table-cell>
              <table:table-cell office:value-type="float" office:value="0.513532209979023">
                <text:p>0.513532209979023</text:p>
              </table:table-cell>
            </table:table-row>
            <table:table-row>
              <table:table-cell office:value-type="float" office:value="0.00785">
                <text:p>0.00785</text:p>
              </table:table-cell>
              <table:table-cell office:value-type="float" office:value="0.7898694">
                <text:p>0.7898694</text:p>
              </table:table-cell>
              <table:table-cell office:value-type="float" office:value="0.82509905">
                <text:p>0.82509905</text:p>
              </table:table-cell>
              <table:table-cell office:value-type="float" office:value="0.91011596">
                <text:p>0.91011596</text:p>
              </table:table-cell>
              <table:table-cell office:value-type="float" office:value="0.47547115290634">
                <text:p>0.47547115290634</text:p>
              </table:table-cell>
              <table:table-cell office:value-type="float" office:value="0.8487971">
                <text:p>0.8487971</text:p>
              </table:table-cell>
              <table:table-cell office:value-type="float" office:value="0.89530855">
                <text:p>0.89530855</text:p>
              </table:table-cell>
              <table:table-cell office:value-type="float" office:value="0.83812374">
                <text:p>0.83812374</text:p>
              </table:table-cell>
              <table:table-cell office:value-type="float" office:value="0.535047223104983">
                <text:p>0.535047223104983</text:p>
              </table:table-cell>
            </table:table-row>
            <table:table-row>
              <table:table-cell office:value-type="float" office:value="0.0088">
                <text:p>0.0088</text:p>
              </table:table-cell>
              <table:table-cell office:value-type="float" office:value="0.79119">
                <text:p>0.79119</text:p>
              </table:table-cell>
              <table:table-cell office:value-type="float" office:value="0.8435931">
                <text:p>0.8435931</text:p>
              </table:table-cell>
              <table:table-cell office:value-type="float" office:value="0.9174317">
                <text:p>0.9174317</text:p>
              </table:table-cell>
              <table:table-cell office:value-type="float" office:value="0.477677616406999">
                <text:p>0.477677616406999</text:p>
              </table:table-cell>
              <table:table-cell office:value-type="float" office:value="0.85977924">
                <text:p>0.85977924</text:p>
              </table:table-cell>
              <table:table-cell office:value-type="float" office:value="0.90861607">
                <text:p>0.90861607</text:p>
              </table:table-cell>
              <table:table-cell office:value-type="float" office:value="0.83691216">
                <text:p>0.83691216</text:p>
              </table:table-cell>
              <table:table-cell office:value-type="float" office:value="0.495482957229274">
                <text:p>0.495482957229274</text:p>
              </table:table-cell>
            </table:table-row>
            <table:table-row>
              <table:table-cell office:value-type="float" office:value="0.00975">
                <text:p>0.00975</text:p>
              </table:table-cell>
              <table:table-cell office:value-type="float" office:value="0.7818138">
                <text:p>0.7818138</text:p>
              </table:table-cell>
              <table:table-cell office:value-type="float" office:value="0.83421403">
                <text:p>0.83421403</text:p>
              </table:table-cell>
              <table:table-cell office:value-type="float" office:value="0.91412663">
                <text:p>0.91412663</text:p>
              </table:table-cell>
              <table:table-cell office:value-type="float" office:value="0.473388430875184">
                <text:p>0.473388430875184</text:p>
              </table:table-cell>
              <table:table-cell office:value-type="float" office:value="0.85508066">
                <text:p>0.85508066</text:p>
              </table:table-cell>
              <table:table-cell office:value-type="float" office:value="0.90449923">
                <text:p>0.90449923</text:p>
              </table:table-cell>
              <table:table-cell office:value-type="float" office:value="0.8419005">
                <text:p>0.8419005</text:p>
              </table:table-cell>
              <table:table-cell office:value-type="float" office:value="0.552326312468263">
                <text:p>0.552326312468263</text:p>
              </table:table-cell>
            </table:table-row>
            <table:table-row>
              <table:table-cell office:value-type="float" office:value="0.0107">
                <text:p>0.0107</text:p>
              </table:table-cell>
              <table:table-cell office:value-type="float" office:value="0.7984537">
                <text:p>0.7984537</text:p>
              </table:table-cell>
              <table:table-cell office:value-type="float" office:value="0.8348745">
                <text:p>0.8348745</text:p>
              </table:table-cell>
              <table:table-cell office:value-type="float" office:value="0.9102748">
                <text:p>0.9102748</text:p>
              </table:table-cell>
              <table:table-cell office:value-type="float" office:value="0.476340033381781">
                <text:p>0.476340033381781</text:p>
              </table:table-cell>
              <table:table-cell office:value-type="float" office:value="0.84885365">
                <text:p>0.84885365</text:p>
              </table:table-cell>
              <table:table-cell office:value-type="float" office:value="0.90406346">
                <text:p>0.90406346</text:p>
              </table:table-cell>
              <table:table-cell office:value-type="float" office:value="0.8377187">
                <text:p>0.8377187</text:p>
              </table:table-cell>
              <table:table-cell office:value-type="float" office:value="0.487679894053952">
                <text:p>0.487679894053952</text:p>
              </table:table-cell>
            </table:table-row>
            <table:table-row>
              <table:table-cell office:value-type="float" office:value="0.01165">
                <text:p>0.01165</text:p>
              </table:table-cell>
              <table:table-cell office:value-type="float" office:value="0.7824931">
                <text:p>0.7824931</text:p>
              </table:table-cell>
              <table:table-cell office:value-type="float" office:value="0.8059445">
                <text:p>0.8059445</text:p>
              </table:table-cell>
              <table:table-cell office:value-type="float" office:value="0.8992563">
                <text:p>0.8992563</text:p>
              </table:table-cell>
              <table:table-cell office:value-type="float" office:value="0.48134366955799">
                <text:p>0.48134366955799</text:p>
              </table:table-cell>
              <table:table-cell office:value-type="float" office:value="0.8330031">
                <text:p>0.8330031</text:p>
              </table:table-cell>
              <table:table-cell office:value-type="float" office:value="0.88482976">
                <text:p>0.88482976</text:p>
              </table:table-cell>
              <table:table-cell office:value-type="float" office:value="0.8384327">
                <text:p>0.8384327</text:p>
              </table:table-cell>
              <table:table-cell office:value-type="float" office:value="0.560119357260247">
                <text:p>0.560119357260247</text:p>
              </table:table-cell>
            </table:table-row>
            <table:table-row>
              <table:table-cell office:value-type="float" office:value="0.0126">
                <text:p>0.0126</text:p>
              </table:table-cell>
              <table:table-cell office:value-type="float" office:value="0.78088886">
                <text:p>0.78088886</text:p>
              </table:table-cell>
              <table:table-cell office:value-type="float" office:value="0.77225894">
                <text:p>0.77225894</text:p>
              </table:table-cell>
              <table:table-cell office:value-type="float" office:value="0.89794034">
                <text:p>0.89794034</text:p>
              </table:table-cell>
              <table:table-cell office:value-type="float" office:value="0.48282052147601">
                <text:p>0.48282052147601</text:p>
              </table:table-cell>
              <table:table-cell office:value-type="float" office:value="0.83141804">
                <text:p>0.83141804</text:p>
              </table:table-cell>
              <table:table-cell office:value-type="float" office:value="0.8581736">
                <text:p>0.8581736</text:p>
              </table:table-cell>
              <table:table-cell office:value-type="float" office:value="0.836407">
                <text:p>0.836407</text:p>
              </table:table-cell>
              <table:table-cell office:value-type="float" office:value="0.569789344678624">
                <text:p>0.569789344678624</text:p>
              </table:table-cell>
            </table:table-row>
            <table:table-row>
              <table:table-cell office:value-type="float" office:value="0.01355">
                <text:p>0.01355</text:p>
              </table:table-cell>
              <table:table-cell office:value-type="float" office:value="0.798928">
                <text:p>0.798928</text:p>
              </table:table-cell>
              <table:table-cell office:value-type="float" office:value="0.8306473">
                <text:p>0.8306473</text:p>
              </table:table-cell>
              <table:table-cell office:value-type="float" office:value="0.92096573">
                <text:p>0.92096573</text:p>
              </table:table-cell>
              <table:table-cell office:value-type="float" office:value="0.480512270079164">
                <text:p>0.480512270079164</text:p>
              </table:table-cell>
              <table:table-cell office:value-type="float" office:value="0.8655534">
                <text:p>0.8655534</text:p>
              </table:table-cell>
              <table:table-cell office:value-type="float" office:value="0.90108544">
                <text:p>0.90108544</text:p>
              </table:table-cell>
              <table:table-cell office:value-type="float" office:value="0.83596">
                <text:p>0.83596</text:p>
              </table:table-cell>
              <table:table-cell office:value-type="float" office:value="0.512158097017709">
                <text:p>0.512158097017709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0.79034996">
                <text:p>0.79034996</text:p>
              </table:table-cell>
              <table:table-cell office:value-type="float" office:value="0.84531045">
                <text:p>0.84531045</text:p>
              </table:table-cell>
              <table:table-cell office:value-type="float" office:value="0.9219378">
                <text:p>0.9219378</text:p>
              </table:table-cell>
              <table:table-cell office:value-type="float" office:value="0.475152991933523">
                <text:p>0.475152991933523</text:p>
              </table:table-cell>
              <table:table-cell office:value-type="float" office:value="0.8670818">
                <text:p>0.8670818</text:p>
              </table:table-cell>
              <table:table-cell office:value-type="float" office:value="0.9059827">
                <text:p>0.9059827</text:p>
              </table:table-cell>
              <table:table-cell office:value-type="float" office:value="0.8399527">
                <text:p>0.8399527</text:p>
              </table:table-cell>
              <table:table-cell office:value-type="float" office:value="0.505584735851464">
                <text:p>0.505584735851464</text:p>
              </table:table-cell>
            </table:table-row>
            <table:table-row>
              <table:table-cell office:value-type="float" office:value="0.01545">
                <text:p>0.01545</text:p>
              </table:table-cell>
              <table:table-cell office:value-type="float" office:value="0.7852578">
                <text:p>0.7852578</text:p>
              </table:table-cell>
              <table:table-cell office:value-type="float" office:value="0.836856">
                <text:p>0.836856</text:p>
              </table:table-cell>
              <table:table-cell office:value-type="float" office:value="0.9163363">
                <text:p>0.9163363</text:p>
              </table:table-cell>
              <table:table-cell office:value-type="float" office:value="0.484682991371052">
                <text:p>0.484682991371052</text:p>
              </table:table-cell>
              <table:table-cell office:value-type="float" office:value="0.8587037">
                <text:p>0.8587037</text:p>
              </table:table-cell>
              <table:table-cell office:value-type="float" office:value="0.90379316">
                <text:p>0.90379316</text:p>
              </table:table-cell>
              <table:table-cell office:value-type="float" office:value="0.8307018">
                <text:p>0.8307018</text:p>
              </table:table-cell>
              <table:table-cell office:value-type="float" office:value="0.521249003580413">
                <text:p>0.521249003580413</text:p>
              </table:table-cell>
            </table:table-row>
            <table:table-row>
              <table:table-cell office:value-type="float" office:value="0.0164">
                <text:p>0.0164</text:p>
              </table:table-cell>
              <table:table-cell office:value-type="float" office:value="0.77951926">
                <text:p>0.77951926</text:p>
              </table:table-cell>
              <table:table-cell office:value-type="float" office:value="0.83421403">
                <text:p>0.83421403</text:p>
              </table:table-cell>
              <table:table-cell office:value-type="float" office:value="0.9100456">
                <text:p>0.9100456</text:p>
              </table:table-cell>
              <table:table-cell office:value-type="float" office:value="0.484124496979853">
                <text:p>0.484124496979853</text:p>
              </table:table-cell>
              <table:table-cell office:value-type="float" office:value="0.84868383">
                <text:p>0.84868383</text:p>
              </table:table-cell>
              <table:table-cell office:value-type="float" office:value="0.90199184">
                <text:p>0.90199184</text:p>
              </table:table-cell>
              <table:table-cell office:value-type="float" office:value="0.831952">
                <text:p>0.831952</text:p>
              </table:table-cell>
              <table:table-cell office:value-type="float" office:value="0.520704350509291">
                <text:p>0.520704350509291</text:p>
              </table:table-cell>
            </table:table-row>
            <table:table-row>
              <table:table-cell office:value-type="float" office:value="0.01735">
                <text:p>0.01735</text:p>
              </table:table-cell>
              <table:table-cell office:value-type="float" office:value="0.79687035">
                <text:p>0.79687035</text:p>
              </table:table-cell>
              <table:table-cell office:value-type="float" office:value="0.8087186">
                <text:p>0.8087186</text:p>
              </table:table-cell>
              <table:table-cell office:value-type="float" office:value="0.90094674">
                <text:p>0.90094674</text:p>
              </table:table-cell>
              <table:table-cell office:value-type="float" office:value="0.4836624110349">
                <text:p>0.4836624110349</text:p>
              </table:table-cell>
              <table:table-cell office:value-type="float" office:value="0.8349844">
                <text:p>0.8349844</text:p>
              </table:table-cell>
              <table:table-cell office:value-type="float" office:value="0.88660675">
                <text:p>0.88660675</text:p>
              </table:table-cell>
              <table:table-cell office:value-type="float" office:value="0.83626246">
                <text:p>0.83626246</text:p>
              </table:table-cell>
              <table:table-cell office:value-type="float" office:value="0.53396976812985">
                <text:p>0.53396976812985</text:p>
              </table:table-cell>
            </table:table-row>
            <table:table-row>
              <table:table-cell office:value-type="float" office:value="0.0183">
                <text:p>0.0183</text:p>
              </table:table-cell>
              <table:table-cell office:value-type="float" office:value="0.7764902">
                <text:p>0.7764902</text:p>
              </table:table-cell>
              <table:table-cell office:value-type="float" office:value="0.8324967">
                <text:p>0.8324967</text:p>
              </table:table-cell>
              <table:table-cell office:value-type="float" office:value="0.9196379">
                <text:p>0.9196379</text:p>
              </table:table-cell>
              <table:table-cell office:value-type="float" office:value="0.49184496681784">
                <text:p>0.49184496681784</text:p>
              </table:table-cell>
              <table:table-cell office:value-type="float" office:value="0.8636286">
                <text:p>0.8636286</text:p>
              </table:table-cell>
              <table:table-cell office:value-type="float" office:value="0.9013321">
                <text:p>0.9013321</text:p>
              </table:table-cell>
              <table:table-cell office:value-type="float" office:value="0.8283098">
                <text:p>0.8283098</text:p>
              </table:table-cell>
              <table:table-cell office:value-type="float" office:value="0.575997493934757">
                <text:p>0.575997493934757</text:p>
              </table:table-cell>
            </table:table-row>
            <table:table-row>
              <table:table-cell office:value-type="float" office:value="0.01925">
                <text:p>0.01925</text:p>
              </table:table-cell>
              <table:table-cell office:value-type="float" office:value="0.76208276">
                <text:p>0.76208276</text:p>
              </table:table-cell>
              <table:table-cell office:value-type="float" office:value="0.8396301">
                <text:p>0.8396301</text:p>
              </table:table-cell>
              <table:table-cell office:value-type="float" office:value="0.9043119">
                <text:p>0.9043119</text:p>
              </table:table-cell>
              <table:table-cell office:value-type="float" office:value="0.482487990013979">
                <text:p>0.482487990013979</text:p>
              </table:table-cell>
              <table:table-cell office:value-type="float" office:value="0.8405321">
                <text:p>0.8405321</text:p>
              </table:table-cell>
              <table:table-cell office:value-type="float" office:value="0.9025617">
                <text:p>0.9025617</text:p>
              </table:table-cell>
              <table:table-cell office:value-type="float" office:value="0.8331046">
                <text:p>0.8331046</text:p>
              </table:table-cell>
              <table:table-cell office:value-type="float" office:value="0.472691760904093">
                <text:p>0.472691760904093</text:p>
              </table:table-cell>
            </table:table-row>
            <table:table-row>
              <table:table-cell office:value-type="float" office:value="0.0202">
                <text:p>0.0202</text:p>
              </table:table-cell>
              <table:table-cell office:value-type="float" office:value="0.78382725">
                <text:p>0.78382725</text:p>
              </table:table-cell>
              <table:table-cell office:value-type="float" office:value="0.8335535">
                <text:p>0.8335535</text:p>
              </table:table-cell>
              <table:table-cell office:value-type="float" office:value="0.92575383">
                <text:p>0.92575383</text:p>
              </table:table-cell>
              <table:table-cell office:value-type="float" office:value="0.484400830827622">
                <text:p>0.484400830827622</text:p>
              </table:table-cell>
              <table:table-cell office:value-type="float" office:value="0.87308234">
                <text:p>0.87308234</text:p>
              </table:table-cell>
              <table:table-cell office:value-type="float" office:value="0.8999866">
                <text:p>0.8999866</text:p>
              </table:table-cell>
              <table:table-cell office:value-type="float" office:value="0.8325148">
                <text:p>0.8325148</text:p>
              </table:table-cell>
              <table:table-cell office:value-type="float" office:value="0.556978625854381">
                <text:p>0.556978625854381</text:p>
              </table:table-cell>
            </table:table-row>
            <table:table-row>
              <table:table-cell office:value-type="float" office:value="0.02115">
                <text:p>0.02115</text:p>
              </table:table-cell>
              <table:table-cell office:value-type="float" office:value="0.7806963">
                <text:p>0.7806963</text:p>
              </table:table-cell>
              <table:table-cell office:value-type="float" office:value="0.8031704">
                <text:p>0.8031704</text:p>
              </table:table-cell>
              <table:table-cell office:value-type="float" office:value="0.8964584">
                <text:p>0.8964584</text:p>
              </table:table-cell>
              <table:table-cell office:value-type="float" office:value="0.49317137057269">
                <text:p>0.49317137057269</text:p>
              </table:table-cell>
              <table:table-cell office:value-type="float" office:value="0.8294367">
                <text:p>0.8294367</text:p>
              </table:table-cell>
              <table:table-cell office:value-type="float" office:value="0.8777085">
                <text:p>0.8777085</text:p>
              </table:table-cell>
              <table:table-cell office:value-type="float" office:value="0.82582736">
                <text:p>0.82582736</text:p>
              </table:table-cell>
              <table:table-cell office:value-type="float" office:value="0.561559524844786">
                <text:p>0.561559524844786</text:p>
              </table:table-cell>
            </table:table-row>
            <table:table-row>
              <table:table-cell office:value-type="float" office:value="0.0221">
                <text:p>0.0221</text:p>
              </table:table-cell>
              <table:table-cell office:value-type="float" office:value="0.7867386">
                <text:p>0.7867386</text:p>
              </table:table-cell>
              <table:table-cell office:value-type="float" office:value="0.8387054">
                <text:p>0.8387054</text:p>
              </table:table-cell>
              <table:table-cell office:value-type="float" office:value="0.9008202">
                <text:p>0.9008202</text:p>
              </table:table-cell>
              <table:table-cell office:value-type="float" office:value="0.493129228114947">
                <text:p>0.493129228114947</text:p>
              </table:table-cell>
              <table:table-cell office:value-type="float" office:value="0.83515424">
                <text:p>0.83515424</text:p>
              </table:table-cell>
              <table:table-cell office:value-type="float" office:value="0.9055096">
                <text:p>0.9055096</text:p>
              </table:table-cell>
              <table:table-cell office:value-type="float" office:value="0.8245486">
                <text:p>0.8245486</text:p>
              </table:table-cell>
              <table:table-cell office:value-type="float" office:value="0.487933416898846">
                <text:p>0.487933416898846</text:p>
              </table:table-cell>
            </table:table-row>
            <table:table-row>
              <table:table-cell office:value-type="float" office:value="0.02305">
                <text:p>0.02305</text:p>
              </table:table-cell>
              <table:table-cell office:value-type="float" office:value="0.78276676">
                <text:p>0.78276676</text:p>
              </table:table-cell>
              <table:table-cell office:value-type="float" office:value="0.859181">
                <text:p>0.859181</text:p>
              </table:table-cell>
              <table:table-cell office:value-type="float" office:value="0.8912524">
                <text:p>0.8912524</text:p>
              </table:table-cell>
              <table:table-cell office:value-type="float" office:value="0.493562903901588">
                <text:p>0.493562903901588</text:p>
              </table:table-cell>
              <table:table-cell office:value-type="float" office:value="0.82026607">
                <text:p>0.82026607</text:p>
              </table:table-cell>
              <table:table-cell office:value-type="float" office:value="0.92018116">
                <text:p>0.92018116</text:p>
              </table:table-cell>
              <table:table-cell office:value-type="float" office:value="0.8242143">
                <text:p>0.8242143</text:p>
              </table:table-cell>
              <table:table-cell office:value-type="float" office:value="0.515718899125939">
                <text:p>0.515718899125939</text:p>
              </table:table-cell>
            </table:table-row>
            <table:table-row>
              <table:table-cell office:value-type="float" office:value="0.024">
                <text:p>0.024</text:p>
              </table:table-cell>
              <table:table-cell office:value-type="float" office:value="0.77394474">
                <text:p>0.77394474</text:p>
              </table:table-cell>
              <table:table-cell office:value-type="float" office:value="0.809247">
                <text:p>0.809247</text:p>
              </table:table-cell>
              <table:table-cell office:value-type="float" office:value="0.90548927">
                <text:p>0.90548927</text:p>
              </table:table-cell>
              <table:table-cell office:value-type="float" office:value="0.491423271463574">
                <text:p>0.491423271463574</text:p>
              </table:table-cell>
              <table:table-cell office:value-type="float" office:value="0.84200394">
                <text:p>0.84200394</text:p>
              </table:table-cell>
              <table:table-cell office:value-type="float" office:value="0.88165015">
                <text:p>0.88165015</text:p>
              </table:table-cell>
              <table:table-cell office:value-type="float" office:value="0.8266337">
                <text:p>0.8266337</text:p>
              </table:table-cell>
              <table:table-cell office:value-type="float" office:value="0.531617382558523">
                <text:p>0.531617382558523</text:p>
              </table:table-cell>
            </table:table-row>
            <table:table-row>
              <table:table-cell office:value-type="float" office:value="0.02495">
                <text:p>0.02495</text:p>
              </table:table-cell>
              <table:table-cell office:value-type="float" office:value="0.7836531">
                <text:p>0.7836531</text:p>
              </table:table-cell>
              <table:table-cell office:value-type="float" office:value="0.8610304">
                <text:p>0.8610304</text:p>
              </table:table-cell>
              <table:table-cell office:value-type="float" office:value="0.9051039">
                <text:p>0.9051039</text:p>
              </table:table-cell>
              <table:table-cell office:value-type="float" office:value="0.504155770462969">
                <text:p>0.504155770462969</text:p>
              </table:table-cell>
              <table:table-cell office:value-type="float" office:value="0.8406454">
                <text:p>0.8406454</text:p>
              </table:table-cell>
              <table:table-cell office:value-type="float" office:value="0.92124677">
                <text:p>0.92124677</text:p>
              </table:table-cell>
              <table:table-cell office:value-type="float" office:value="0.8187656">
                <text:p>0.8187656</text:p>
              </table:table-cell>
              <table:table-cell office:value-type="float" office:value="0.519225479550217">
                <text:p>0.519225479550217</text:p>
              </table:table-cell>
            </table:table-row>
            <table:table-row>
              <table:table-cell office:value-type="float" office:value="0.0259">
                <text:p>0.0259</text:p>
              </table:table-cell>
              <table:table-cell office:value-type="float" office:value="0.77752125">
                <text:p>0.77752125</text:p>
              </table:table-cell>
              <table:table-cell office:value-type="float" office:value="0.79167765">
                <text:p>0.79167765</text:p>
              </table:table-cell>
              <table:table-cell office:value-type="float" office:value="0.9092422">
                <text:p>0.9092422</text:p>
              </table:table-cell>
              <table:table-cell office:value-type="float" office:value="0.492028737047931">
                <text:p>0.492028737047931</text:p>
              </table:table-cell>
              <table:table-cell office:value-type="float" office:value="0.8484574">
                <text:p>0.8484574</text:p>
              </table:table-cell>
              <table:table-cell office:value-type="float" office:value="0.87010986">
                <text:p>0.87010986</text:p>
              </table:table-cell>
              <table:table-cell office:value-type="float" office:value="0.82515574">
                <text:p>0.82515574</text:p>
              </table:table-cell>
              <table:table-cell office:value-type="float" office:value="0.59115685748928">
                <text:p>0.59115685748928</text:p>
              </table:table-cell>
            </table:table-row>
            <table:table-row>
              <table:table-cell office:value-type="float" office:value="0.02685">
                <text:p>0.02685</text:p>
              </table:table-cell>
              <table:table-cell office:value-type="float" office:value="0.78431165">
                <text:p>0.78431165</text:p>
              </table:table-cell>
              <table:table-cell office:value-type="float" office:value="0.8239102">
                <text:p>0.8239102</text:p>
              </table:table-cell>
              <table:table-cell office:value-type="float" office:value="0.8938243">
                <text:p>0.8938243</text:p>
              </table:table-cell>
              <table:table-cell office:value-type="float" office:value="0.501711889295851">
                <text:p>0.501711889295851</text:p>
              </table:table-cell>
              <table:table-cell office:value-type="float" office:value="0.82456833">
                <text:p>0.82456833</text:p>
              </table:table-cell>
              <table:table-cell office:value-type="float" office:value="0.89409393">
                <text:p>0.89409393</text:p>
              </table:table-cell>
              <table:table-cell office:value-type="float" office:value="0.81902623">
                <text:p>0.81902623</text:p>
              </table:table-cell>
              <table:table-cell office:value-type="float" office:value="0.533919464486751">
                <text:p>0.533919464486751</text:p>
              </table:table-cell>
            </table:table-row>
            <table:table-row>
              <table:table-cell office:value-type="float" office:value="0.0278">
                <text:p>0.0278</text:p>
              </table:table-cell>
              <table:table-cell office:value-type="float" office:value="0.78557205">
                <text:p>0.78557205</text:p>
              </table:table-cell>
              <table:table-cell office:value-type="float" office:value="0.85072654">
                <text:p>0.85072654</text:p>
              </table:table-cell>
              <table:table-cell office:value-type="float" office:value="0.90509605">
                <text:p>0.90509605</text:p>
              </table:table-cell>
              <table:table-cell office:value-type="float" office:value="0.499240587562736">
                <text:p>0.499240587562736</text:p>
              </table:table-cell>
              <table:table-cell office:value-type="float" office:value="0.84087175">
                <text:p>0.84087175</text:p>
              </table:table-cell>
              <table:table-cell office:value-type="float" office:value="0.9112745">
                <text:p>0.9112745</text:p>
              </table:table-cell>
              <table:table-cell office:value-type="float" office:value="0.818485">
                <text:p>0.818485</text:p>
              </table:table-cell>
              <table:table-cell office:value-type="float" office:value="0.526699811810704">
                <text:p>0.526699811810704</text:p>
              </table:table-cell>
            </table:table-row>
            <table:table-row>
              <table:table-cell office:value-type="float" office:value="0.02875">
                <text:p>0.02875</text:p>
              </table:table-cell>
              <table:table-cell office:value-type="float" office:value="0.77046293">
                <text:p>0.77046293</text:p>
              </table:table-cell>
              <table:table-cell office:value-type="float" office:value="0.8346103">
                <text:p>0.8346103</text:p>
              </table:table-cell>
              <table:table-cell office:value-type="float" office:value="0.8899596">
                <text:p>0.8899596</text:p>
              </table:table-cell>
              <table:table-cell office:value-type="float" office:value="0.503016613139129">
                <text:p>0.503016613139129</text:p>
              </table:table-cell>
              <table:table-cell office:value-type="float" office:value="0.81890744">
                <text:p>0.81890744</text:p>
              </table:table-cell>
              <table:table-cell office:value-type="float" office:value="0.9041392">
                <text:p>0.9041392</text:p>
              </table:table-cell>
              <table:table-cell office:value-type="float" office:value="0.8165958">
                <text:p>0.8165958</text:p>
              </table:table-cell>
              <table:table-cell office:value-type="float" office:value="0.49657523962749">
                <text:p>0.49657523962749</text:p>
              </table:table-cell>
            </table:table-row>
            <table:table-row>
              <table:table-cell office:value-type="float" office:value="0.0297">
                <text:p>0.0297</text:p>
              </table:table-cell>
              <table:table-cell office:value-type="float" office:value="0.7867152">
                <text:p>0.7867152</text:p>
              </table:table-cell>
              <table:table-cell office:value-type="float" office:value="0.82126814">
                <text:p>0.82126814</text:p>
              </table:table-cell>
              <table:table-cell office:value-type="float" office:value="0.8984194">
                <text:p>0.8984194</text:p>
              </table:table-cell>
              <table:table-cell office:value-type="float" office:value="0.497463582680916">
                <text:p>0.497463582680916</text:p>
              </table:table-cell>
              <table:table-cell office:value-type="float" office:value="0.8318709">
                <text:p>0.8318709</text:p>
              </table:table-cell>
              <table:table-cell office:value-type="float" office:value="0.8958897">
                <text:p>0.8958897</text:p>
              </table:table-cell>
              <table:table-cell office:value-type="float" office:value="0.8243046">
                <text:p>0.8243046</text:p>
              </table:table-cell>
              <table:table-cell office:value-type="float" office:value="0.569855853541209">
                <text:p>0.569855853541209</text:p>
              </table:table-cell>
            </table:table-row>
            <table:table-row>
              <table:table-cell office:value-type="float" office:value="0.03065">
                <text:p>0.03065</text:p>
              </table:table-cell>
              <table:table-cell office:value-type="float" office:value="0.7885413">
                <text:p>0.7885413</text:p>
              </table:table-cell>
              <table:table-cell office:value-type="float" office:value="0.8297226">
                <text:p>0.8297226</text:p>
              </table:table-cell>
              <table:table-cell office:value-type="float" office:value="0.89668655">
                <text:p>0.89668655</text:p>
              </table:table-cell>
              <table:table-cell office:value-type="float" office:value="0.500173163960616">
                <text:p>0.500173163960616</text:p>
              </table:table-cell>
              <table:table-cell office:value-type="float" office:value="0.8287574">
                <text:p>0.8287574</text:p>
              </table:table-cell>
              <table:table-cell office:value-type="float" office:value="0.89661175">
                <text:p>0.89661175</text:p>
              </table:table-cell>
              <table:table-cell office:value-type="float" office:value="0.81932724">
                <text:p>0.81932724</text:p>
              </table:table-cell>
              <table:table-cell office:value-type="float" office:value="0.508471119907762">
                <text:p>0.508471119907762</text:p>
              </table:table-cell>
            </table:table-row>
            <table:table-row>
              <table:table-cell office:value-type="float" office:value="0.0316">
                <text:p>0.0316</text:p>
              </table:table-cell>
              <table:table-cell office:value-type="float" office:value="0.79333323">
                <text:p>0.79333323</text:p>
              </table:table-cell>
              <table:table-cell office:value-type="float" office:value="0.8459709">
                <text:p>0.8459709</text:p>
              </table:table-cell>
              <table:table-cell office:value-type="float" office:value="0.8947952">
                <text:p>0.8947952</text:p>
              </table:table-cell>
              <table:table-cell office:value-type="float" office:value="0.499535161207865">
                <text:p>0.499535161207865</text:p>
              </table:table-cell>
              <table:table-cell office:value-type="float" office:value="0.82643646">
                <text:p>0.82643646</text:p>
              </table:table-cell>
              <table:table-cell office:value-type="float" office:value="0.91086054">
                <text:p>0.91086054</text:p>
              </table:table-cell>
              <table:table-cell office:value-type="float" office:value="0.8200143">
                <text:p>0.8200143</text:p>
              </table:table-cell>
              <table:table-cell office:value-type="float" office:value="0.521154072908303">
                <text:p>0.521154072908303</text:p>
              </table:table-cell>
            </table:table-row>
            <table:table-row>
              <table:table-cell office:value-type="float" office:value="0.03255">
                <text:p>0.03255</text:p>
              </table:table-cell>
              <table:table-cell office:value-type="float" office:value="0.7658713">
                <text:p>0.7658713</text:p>
              </table:table-cell>
              <table:table-cell office:value-type="float" office:value="0.8314399">
                <text:p>0.8314399</text:p>
              </table:table-cell>
              <table:table-cell office:value-type="float" office:value="0.8850046">
                <text:p>0.8850046</text:p>
              </table:table-cell>
              <table:table-cell office:value-type="float" office:value="0.507324856939783">
                <text:p>0.507324856939783</text:p>
              </table:table-cell>
              <table:table-cell office:value-type="float" office:value="0.81636006">
                <text:p>0.81636006</text:p>
              </table:table-cell>
              <table:table-cell office:value-type="float" office:value="0.90013516">
                <text:p>0.90013516</text:p>
              </table:table-cell>
              <table:table-cell office:value-type="float" office:value="0.81583136">
                <text:p>0.81583136</text:p>
              </table:table-cell>
              <table:table-cell office:value-type="float" office:value="0.523166485790217">
                <text:p>0.523166485790217</text:p>
              </table:table-cell>
            </table:table-row>
            <table:table-row>
              <table:table-cell office:value-type="float" office:value="0.0335">
                <text:p>0.0335</text:p>
              </table:table-cell>
              <table:table-cell office:value-type="float" office:value="0.78941786">
                <text:p>0.78941786</text:p>
              </table:table-cell>
              <table:table-cell office:value-type="float" office:value="0.84293264">
                <text:p>0.84293264</text:p>
              </table:table-cell>
              <table:table-cell office:value-type="float" office:value="0.90136516">
                <text:p>0.90136516</text:p>
              </table:table-cell>
              <table:table-cell office:value-type="float" office:value="0.49528028418044">
                <text:p>0.49528028418044</text:p>
              </table:table-cell>
              <table:table-cell office:value-type="float" office:value="0.8353241">
                <text:p>0.8353241</text:p>
              </table:table-cell>
              <table:table-cell office:value-type="float" office:value="0.90796226">
                <text:p>0.90796226</text:p>
              </table:table-cell>
              <table:table-cell office:value-type="float" office:value="0.8257201">
                <text:p>0.8257201</text:p>
              </table:table-cell>
              <table:table-cell office:value-type="float" office:value="0.500620540807238">
                <text:p>0.500620540807238</text:p>
              </table:table-cell>
            </table:table-row>
            <table:table-row>
              <table:table-cell office:value-type="float" office:value="0.03445">
                <text:p>0.03445</text:p>
              </table:table-cell>
              <table:table-cell office:value-type="float" office:value="0.7871164">
                <text:p>0.7871164</text:p>
              </table:table-cell>
              <table:table-cell office:value-type="float" office:value="0.81915456">
                <text:p>0.81915456</text:p>
              </table:table-cell>
              <table:table-cell office:value-type="float" office:value="0.908268">
                <text:p>0.908268</text:p>
              </table:table-cell>
              <table:table-cell office:value-type="float" office:value="0.502794042073597">
                <text:p>0.502794042073597</text:p>
              </table:table-cell>
              <table:table-cell office:value-type="float" office:value="0.84579676">
                <text:p>0.84579676</text:p>
              </table:table-cell>
              <table:table-cell office:value-type="float" office:value="0.891751">
                <text:p>0.891751</text:p>
              </table:table-cell>
              <table:table-cell office:value-type="float" office:value="0.8161533">
                <text:p>0.8161533</text:p>
              </table:table-cell>
              <table:table-cell office:value-type="float" office:value="0.524082276355008">
                <text:p>0.524082276355008</text:p>
              </table:table-cell>
            </table:table-row>
            <table:table-row>
              <table:table-cell office:value-type="float" office:value="0.0354">
                <text:p>0.0354</text:p>
              </table:table-cell>
              <table:table-cell office:value-type="float" office:value="0.7763722">
                <text:p>0.7763722</text:p>
              </table:table-cell>
              <table:table-cell office:value-type="float" office:value="0.82457066">
                <text:p>0.82457066</text:p>
              </table:table-cell>
              <table:table-cell office:value-type="float" office:value="0.9032424">
                <text:p>0.9032424</text:p>
              </table:table-cell>
              <table:table-cell office:value-type="float" office:value="0.495324425426719">
                <text:p>0.495324425426719</text:p>
              </table:table-cell>
              <table:table-cell office:value-type="float" office:value="0.8382112">
                <text:p>0.8382112</text:p>
              </table:table-cell>
              <table:table-cell office:value-type="float" office:value="0.89386284">
                <text:p>0.89386284</text:p>
              </table:table-cell>
              <table:table-cell office:value-type="float" office:value="0.8221374">
                <text:p>0.8221374</text:p>
              </table:table-cell>
              <table:table-cell office:value-type="float" office:value="0.52223769078324">
                <text:p>0.52223769078324</text:p>
              </table:table-cell>
            </table:table-row>
            <table:table-row>
              <table:table-cell office:value-type="float" office:value="0.03635">
                <text:p>0.03635</text:p>
              </table:table-cell>
              <table:table-cell office:value-type="float" office:value="0.7838343">
                <text:p>0.7838343</text:p>
              </table:table-cell>
              <table:table-cell office:value-type="float" office:value="0.8620872">
                <text:p>0.8620872</text:p>
              </table:table-cell>
              <table:table-cell office:value-type="float" office:value="0.90550697">
                <text:p>0.90550697</text:p>
              </table:table-cell>
              <table:table-cell office:value-type="float" office:value="0.499085130939192">
                <text:p>0.499085130939192</text:p>
              </table:table-cell>
              <table:table-cell office:value-type="float" office:value="0.8416643">
                <text:p>0.8416643</text:p>
              </table:table-cell>
              <table:table-cell office:value-type="float" office:value="0.9208904">
                <text:p>0.9208904</text:p>
              </table:table-cell>
              <table:table-cell office:value-type="float" office:value="0.8233851">
                <text:p>0.8233851</text:p>
              </table:table-cell>
              <table:table-cell office:value-type="float" office:value="0.510343221841747">
                <text:p>0.510343221841747</text:p>
              </table:table-cell>
            </table:table-row>
            <table:table-row>
              <table:table-cell office:value-type="float" office:value="0.0373">
                <text:p>0.0373</text:p>
              </table:table-cell>
              <table:table-cell office:value-type="float" office:value="0.78266305">
                <text:p>0.78266305</text:p>
              </table:table-cell>
              <table:table-cell office:value-type="float" office:value="0.8566711">
                <text:p>0.8566711</text:p>
              </table:table-cell>
              <table:table-cell office:value-type="float" office:value="0.9078883">
                <text:p>0.9078883</text:p>
              </table:table-cell>
              <table:table-cell office:value-type="float" office:value="0.503592861076607">
                <text:p>0.503592861076607</text:p>
              </table:table-cell>
              <table:table-cell office:value-type="float" office:value="0.84545714">
                <text:p>0.84545714</text:p>
              </table:table-cell>
              <table:table-cell office:value-type="float" office:value="0.9184426">
                <text:p>0.9184426</text:p>
              </table:table-cell>
              <table:table-cell office:value-type="float" office:value="0.8074553">
                <text:p>0.8074553</text:p>
              </table:table-cell>
              <table:table-cell office:value-type="float" office:value="0.491558326046565">
                <text:p>0.491558326046565</text:p>
              </table:table-cell>
            </table:table-row>
            <table:table-row>
              <table:table-cell office:value-type="float" office:value="0.03825">
                <text:p>0.03825</text:p>
              </table:table-cell>
              <table:table-cell office:value-type="float" office:value="0.7796243">
                <text:p>0.7796243</text:p>
              </table:table-cell>
              <table:table-cell office:value-type="float" office:value="0.79207397">
                <text:p>0.79207397</text:p>
              </table:table-cell>
              <table:table-cell office:value-type="float" office:value="0.89769256">
                <text:p>0.89769256</text:p>
              </table:table-cell>
              <table:table-cell office:value-type="float" office:value="0.506325248581405">
                <text:p>0.506325248581405</text:p>
              </table:table-cell>
              <table:table-cell office:value-type="float" office:value="0.828814">
                <text:p>0.828814</text:p>
              </table:table-cell>
              <table:table-cell office:value-type="float" office:value="0.8730548">
                <text:p>0.8730548</text:p>
              </table:table-cell>
              <table:table-cell office:value-type="float" office:value="0.81085974">
                <text:p>0.81085974</text:p>
              </table:table-cell>
              <table:table-cell office:value-type="float" office:value="0.547583356165035">
                <text:p>0.547583356165035</text:p>
              </table:table-cell>
            </table:table-row>
            <table:table-row>
              <table:table-cell office:value-type="float" office:value="0.0392">
                <text:p>0.0392</text:p>
              </table:table-cell>
              <table:table-cell office:value-type="float" office:value="0.78719777">
                <text:p>0.78719777</text:p>
              </table:table-cell>
              <table:table-cell office:value-type="float" office:value="0.84782034">
                <text:p>0.84782034</text:p>
              </table:table-cell>
              <table:table-cell office:value-type="float" office:value="0.89026135">
                <text:p>0.89026135</text:p>
              </table:table-cell>
              <table:table-cell office:value-type="float" office:value="0.503573459587588">
                <text:p>0.503573459587588</text:p>
              </table:table-cell>
              <table:table-cell office:value-type="float" office:value="0.8185112">
                <text:p>0.8185112</text:p>
              </table:table-cell>
              <table:table-cell office:value-type="float" office:value="0.909238">
                <text:p>0.909238</text:p>
              </table:table-cell>
              <table:table-cell office:value-type="float" office:value="0.8115228">
                <text:p>0.8115228</text:p>
              </table:table-cell>
              <table:table-cell office:value-type="float" office:value="0.466573523797951">
                <text:p>0.466573523797951</text:p>
              </table:table-cell>
            </table:table-row>
            <table:table-row>
              <table:table-cell office:value-type="float" office:value="0.04015">
                <text:p>0.04015</text:p>
              </table:table-cell>
              <table:table-cell office:value-type="float" office:value="0.7857991">
                <text:p>0.7857991</text:p>
              </table:table-cell>
              <table:table-cell office:value-type="float" office:value="0.7939234">
                <text:p>0.7939234</text:p>
              </table:table-cell>
              <table:table-cell office:value-type="float" office:value="0.8986247">
                <text:p>0.8986247</text:p>
              </table:table-cell>
              <table:table-cell office:value-type="float" office:value="0.49948914807544">
                <text:p>0.49948914807544</text:p>
              </table:table-cell>
              <table:table-cell office:value-type="float" office:value="0.8305123">
                <text:p>0.8305123</text:p>
              </table:table-cell>
              <table:table-cell office:value-type="float" office:value="0.87762994">
                <text:p>0.87762994</text:p>
              </table:table-cell>
              <table:table-cell office:value-type="float" office:value="0.8197976">
                <text:p>0.8197976</text:p>
              </table:table-cell>
              <table:table-cell office:value-type="float" office:value="0.494917529813522">
                <text:p>0.494917529813522</text:p>
              </table:table-cell>
            </table:table-row>
            <table:table-row>
              <table:table-cell office:value-type="float" office:value="0.0411">
                <text:p>0.0411</text:p>
              </table:table-cell>
              <table:table-cell office:value-type="float" office:value="0.772942">
                <text:p>0.772942</text:p>
              </table:table-cell>
              <table:table-cell office:value-type="float" office:value="0.85019815">
                <text:p>0.85019815</text:p>
              </table:table-cell>
              <table:table-cell office:value-type="float" office:value="0.90377647">
                <text:p>0.90377647</text:p>
              </table:table-cell>
              <table:table-cell office:value-type="float" office:value="0.501114035678457">
                <text:p>0.501114035678457</text:p>
              </table:table-cell>
              <table:table-cell office:value-type="float" office:value="0.8384942">
                <text:p>0.8384942</text:p>
              </table:table-cell>
              <table:table-cell office:value-type="float" office:value="0.91288835">
                <text:p>0.91288835</text:p>
              </table:table-cell>
              <table:table-cell office:value-type="float" office:value="0.81646943">
                <text:p>0.81646943</text:p>
              </table:table-cell>
              <table:table-cell office:value-type="float" office:value="0.488797531929482">
                <text:p>0.488797531929482</text:p>
              </table:table-cell>
            </table:table-row>
            <table:table-row>
              <table:table-cell office:value-type="float" office:value="0.04205">
                <text:p>0.04205</text:p>
              </table:table-cell>
              <table:table-cell office:value-type="float" office:value="0.76664084">
                <text:p>0.76664084</text:p>
              </table:table-cell>
              <table:table-cell office:value-type="float" office:value="0.8680317">
                <text:p>0.8680317</text:p>
              </table:table-cell>
              <table:table-cell office:value-type="float" office:value="0.8944608">
                <text:p>0.8944608</text:p>
              </table:table-cell>
              <table:table-cell office:value-type="float" office:value="0.510325067633109">
                <text:p>0.510325067633109</text:p>
              </table:table-cell>
              <table:table-cell office:value-type="float" office:value="0.82507783">
                <text:p>0.82507783</text:p>
              </table:table-cell>
              <table:table-cell office:value-type="float" office:value="0.92282414">
                <text:p>0.92282414</text:p>
              </table:table-cell>
              <table:table-cell office:value-type="float" office:value="0.809475">
                <text:p>0.809475</text:p>
              </table:table-cell>
              <table:table-cell office:value-type="float" office:value="0.461321854646486">
                <text:p>0.461321854646486</text:p>
              </table:table-cell>
            </table:table-row>
            <table:table-row>
              <table:table-cell office:value-type="float" office:value="0.043">
                <text:p>0.043</text:p>
              </table:table-cell>
              <table:table-cell office:value-type="float" office:value="0.7785227">
                <text:p>0.7785227</text:p>
              </table:table-cell>
              <table:table-cell office:value-type="float" office:value="0.8406869">
                <text:p>0.8406869</text:p>
              </table:table-cell>
              <table:table-cell office:value-type="float" office:value="0.8997845">
                <text:p>0.8997845</text:p>
              </table:table-cell>
              <table:table-cell office:value-type="float" office:value="0.501886319378568">
                <text:p>0.501886319378568</text:p>
              </table:table-cell>
              <table:table-cell office:value-type="float" office:value="0.83272004">
                <text:p>0.83272004</text:p>
              </table:table-cell>
              <table:table-cell office:value-type="float" office:value="0.9056518">
                <text:p>0.9056518</text:p>
              </table:table-cell>
              <table:table-cell office:value-type="float" office:value="0.81679225">
                <text:p>0.81679225</text:p>
              </table:table-cell>
              <table:table-cell office:value-type="float" office:value="0.469755708344546">
                <text:p>0.469755708344546</text:p>
              </table:table-cell>
            </table:table-row>
            <table:table-row>
              <table:table-cell office:value-type="float" office:value="0.04395">
                <text:p>0.04395</text:p>
              </table:table-cell>
              <table:table-cell office:value-type="float" office:value="0.77726936">
                <text:p>0.77726936</text:p>
              </table:table-cell>
              <table:table-cell office:value-type="float" office:value="0.7923382">
                <text:p>0.7923382</text:p>
              </table:table-cell>
              <table:table-cell office:value-type="float" office:value="0.8932122">
                <text:p>0.8932122</text:p>
              </table:table-cell>
              <table:table-cell office:value-type="float" office:value="0.514123316800463">
                <text:p>0.514123316800463</text:p>
              </table:table-cell>
              <table:table-cell office:value-type="float" office:value="0.82366264">
                <text:p>0.82366264</text:p>
              </table:table-cell>
              <table:table-cell office:value-type="float" office:value="0.8744731">
                <text:p>0.8744731</text:p>
              </table:table-cell>
              <table:table-cell office:value-type="float" office:value="0.8067531">
                <text:p>0.8067531</text:p>
              </table:table-cell>
              <table:table-cell office:value-type="float" office:value="0.608222350576595">
                <text:p>0.608222350576595</text:p>
              </table:table-cell>
            </table:table-row>
            <table:table-row>
              <table:table-cell office:value-type="float" office:value="0.0449">
                <text:p>0.0449</text:p>
              </table:table-cell>
              <table:table-cell office:value-type="float" office:value="0.7720112">
                <text:p>0.7720112</text:p>
              </table:table-cell>
              <table:table-cell office:value-type="float" office:value="0.8499339">
                <text:p>0.8499339</text:p>
              </table:table-cell>
              <table:table-cell office:value-type="float" office:value="0.89979064">
                <text:p>0.89979064</text:p>
              </table:table-cell>
              <table:table-cell office:value-type="float" office:value="0.517115012566226">
                <text:p>0.517115012566226</text:p>
              </table:table-cell>
              <table:table-cell office:value-type="float" office:value="0.83566374">
                <text:p>0.83566374</text:p>
              </table:table-cell>
              <table:table-cell office:value-type="float" office:value="0.91326225">
                <text:p>0.91326225</text:p>
              </table:table-cell>
              <table:table-cell office:value-type="float" office:value="0.80964684">
                <text:p>0.80964684</text:p>
              </table:table-cell>
              <table:table-cell office:value-type="float" office:value="0.506951907903074">
                <text:p>0.506951907903074</text:p>
              </table:table-cell>
            </table:table-row>
            <table:table-row>
              <table:table-cell office:value-type="float" office:value="0.04585">
                <text:p>0.04585</text:p>
              </table:table-cell>
              <table:table-cell office:value-type="float" office:value="0.77744687">
                <text:p>0.77744687</text:p>
              </table:table-cell>
              <table:table-cell office:value-type="float" office:value="0.83857334">
                <text:p>0.83857334</text:p>
              </table:table-cell>
              <table:table-cell office:value-type="float" office:value="0.90581065">
                <text:p>0.90581065</text:p>
              </table:table-cell>
              <table:table-cell office:value-type="float" office:value="0.508263903469935">
                <text:p>0.508263903469935</text:p>
              </table:table-cell>
              <table:table-cell office:value-type="float" office:value="0.8427965">
                <text:p>0.8427965</text:p>
              </table:table-cell>
              <table:table-cell office:value-type="float" office:value="0.90385747">
                <text:p>0.90385747</text:p>
              </table:table-cell>
              <table:table-cell office:value-type="float" office:value="0.8137942">
                <text:p>0.8137942</text:p>
              </table:table-cell>
              <table:table-cell office:value-type="float" office:value="0.562754586083099">
                <text:p>0.562754586083099</text:p>
              </table:table-cell>
            </table:table-row>
            <table:table-row>
              <table:table-cell office:value-type="float" office:value="0.0468">
                <text:p>0.0468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49206793">
                <text:p>0.49206793</text:p>
              </table:table-cell>
              <table:table-cell office:value-type="float" office:value="0.693920986260296">
                <text:p>0.693920986260296</text:p>
              </table:table-cell>
              <table:table-cell office:value-type="float" office:value="0.5121993">
                <text:p>0.5121993</text:p>
              </table:table-cell>
              <table:table-cell office:value-type="float" office:value="0.93332404">
                <text:p>0.93332404</text:p>
              </table:table-cell>
              <table:table-cell office:value-type="float" office:value="0.49967262">
                <text:p>0.49967262</text:p>
              </table:table-cell>
              <table:table-cell office:value-type="float" office:value="0.681730311408226">
                <text:p>0.681730311408226</text:p>
              </table:table-cell>
            </table:table-row>
            <table:table-row>
              <table:table-cell office:value-type="float" office:value="0.04775">
                <text:p>0.04775</text:p>
              </table:table-cell>
              <table:table-cell office:value-type="float" office:value="0.77184683">
                <text:p>0.77184683</text:p>
              </table:table-cell>
              <table:table-cell office:value-type="float" office:value="0.66433287">
                <text:p>0.66433287</text:p>
              </table:table-cell>
              <table:table-cell office:value-type="float" office:value="0.90195245">
                <text:p>0.90195245</text:p>
              </table:table-cell>
              <table:table-cell office:value-type="float" office:value="0.513089235750771">
                <text:p>0.513089235750771</text:p>
              </table:table-cell>
              <table:table-cell office:value-type="float" office:value="0.8384942">
                <text:p>0.8384942</text:p>
              </table:table-cell>
              <table:table-cell office:value-type="float" office:value="0.7752707">
                <text:p>0.7752707</text:p>
              </table:table-cell>
              <table:table-cell office:value-type="float" office:value="0.8053248">
                <text:p>0.8053248</text:p>
              </table:table-cell>
              <table:table-cell office:value-type="float" office:value="0.622200226374315">
                <text:p>0.622200226374315</text:p>
              </table:table-cell>
            </table:table-row>
            <table:table-row>
              <table:table-cell office:value-type="float" office:value="0.0487">
                <text:p>0.0487</text:p>
              </table:table-cell>
              <table:table-cell office:value-type="float" office:value="0.7779707">
                <text:p>0.7779707</text:p>
              </table:table-cell>
              <table:table-cell office:value-type="float" office:value="0.6996037">
                <text:p>0.6996037</text:p>
              </table:table-cell>
              <table:table-cell office:value-type="float" office:value="0.88648397">
                <text:p>0.88648397</text:p>
              </table:table-cell>
              <table:table-cell office:value-type="float" office:value="0.518287000357852">
                <text:p>0.518287000357852</text:p>
              </table:table-cell>
              <table:table-cell office:value-type="float" office:value="0.8165865">
                <text:p>0.8165865</text:p>
              </table:table-cell>
              <table:table-cell office:value-type="float" office:value="0.80307907">
                <text:p>0.80307907</text:p>
              </table:table-cell>
              <table:table-cell office:value-type="float" office:value="0.810995">
                <text:p>0.810995</text:p>
              </table:table-cell>
              <table:table-cell office:value-type="float" office:value="0.646230678734723">
                <text:p>0.646230678734723</text:p>
              </table:table-cell>
            </table:table-row>
            <table:table-row>
              <table:table-cell office:value-type="float" office:value="0.04965">
                <text:p>0.04965</text:p>
              </table:table-cell>
              <table:table-cell office:value-type="float" office:value="0.78035223">
                <text:p>0.78035223</text:p>
              </table:table-cell>
              <table:table-cell office:value-type="float" office:value="0.8">
                <text:p>0.8</text:p>
              </table:table-cell>
              <table:table-cell office:value-type="float" office:value="0.9041264">
                <text:p>0.9041264</text:p>
              </table:table-cell>
              <table:table-cell office:value-type="float" office:value="0.517776330739487">
                <text:p>0.517776330739487</text:p>
              </table:table-cell>
              <table:table-cell office:value-type="float" office:value="0.8410416">
                <text:p>0.8410416</text:p>
              </table:table-cell>
              <table:table-cell office:value-type="float" office:value="0.8768565">
                <text:p>0.8768565</text:p>
              </table:table-cell>
              <table:table-cell office:value-type="float" office:value="0.81172377">
                <text:p>0.81172377</text:p>
              </table:table-cell>
              <table:table-cell office:value-type="float" office:value="0.605306100262676">
                <text:p>0.605306100262676</text:p>
              </table:table-cell>
            </table:table-row>
            <table:table-row>
              <table:table-cell office:value-type="float" office:value="0.0506">
                <text:p>0.0506</text:p>
              </table:table-cell>
              <table:table-cell office:value-type="float" office:value="0.7583474">
                <text:p>0.7583474</text:p>
              </table:table-cell>
              <table:table-cell office:value-type="float" office:value="0.7690885">
                <text:p>0.7690885</text:p>
              </table:table-cell>
              <table:table-cell office:value-type="float" office:value="0.88345855">
                <text:p>0.88345855</text:p>
              </table:table-cell>
              <table:table-cell office:value-type="float" office:value="0.538020705151011">
                <text:p>0.538020705151011</text:p>
              </table:table-cell>
              <table:table-cell office:value-type="float" office:value="0.8100764">
                <text:p>0.8100764</text:p>
              </table:table-cell>
              <table:table-cell office:value-type="float" office:value="0.8550292">
                <text:p>0.8550292</text:p>
              </table:table-cell>
              <table:table-cell office:value-type="float" office:value="0.77590454">
                <text:p>0.77590454</text:p>
              </table:table-cell>
              <table:table-cell office:value-type="float" office:value="0.704150182803997">
                <text:p>0.704150182803997</text:p>
              </table:table-cell>
            </table:table-row>
            <table:table-row>
              <table:table-cell office:value-type="float" office:value="0.05155">
                <text:p>0.0515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49206793">
                <text:p>0.49206793</text:p>
              </table:table-cell>
              <table:table-cell office:value-type="float" office:value="0.693938143186518">
                <text:p>0.693938143186518</text:p>
              </table:table-cell>
              <table:table-cell office:value-type="float" office:value="0.5121993">
                <text:p>0.5121993</text:p>
              </table:table-cell>
              <table:table-cell office:value-type="float" office:value="0.9332597">
                <text:p>0.9332597</text:p>
              </table:table-cell>
              <table:table-cell office:value-type="float" office:value="0.49995315">
                <text:p>0.49995315</text:p>
              </table:table-cell>
              <table:table-cell office:value-type="float" office:value="0.681888248441714">
                <text:p>0.681888248441714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0.51406413">
                <text:p>0.51406413</text:p>
              </table:table-cell>
              <table:table-cell office:value-type="float" office:value="0.8760898">
                <text:p>0.8760898</text:p>
              </table:table-cell>
              <table:table-cell office:value-type="float" office:value="0.49206793">
                <text:p>0.49206793</text:p>
              </table:table-cell>
              <table:table-cell office:value-type="float" office:value="0.693940363387835">
                <text:p>0.693940363387835</text:p>
              </table:table-cell>
              <table:table-cell office:value-type="float" office:value="0.5121993">
                <text:p>0.5121993</text:p>
              </table:table-cell>
              <table:table-cell office:value-type="float" office:value="0.9358839">
                <text:p>0.9358839</text:p>
              </table:table-cell>
              <table:table-cell office:value-type="float" office:value="0.4986374">
                <text:p>0.4986374</text:p>
              </table:table-cell>
              <table:table-cell office:value-type="float" office:value="0.681913938201088">
                <text:p>0.681913938201088</text:p>
              </table:table-cell>
            </table:table-row>
            <table:table-row>
              <table:table-cell office:value-type="float" office:value="0.05345">
                <text:p>0.05345</text:p>
              </table:table-cell>
              <table:table-cell office:value-type="float" office:value="0.5">
                <text:p>0.5</text:p>
              </table:table-cell>
              <table:table-cell office:value-type="float" office:value="0.123910174">
                <text:p>0.123910174</text:p>
              </table:table-cell>
              <table:table-cell office:value-type="float" office:value="0.8928176">
                <text:p>0.8928176</text:p>
              </table:table-cell>
              <table:table-cell office:value-type="float" office:value="0.656604466072534">
                <text:p>0.656604466072534</text:p>
              </table:table-cell>
              <table:table-cell office:value-type="float" office:value="0.8629493">
                <text:p>0.8629493</text:p>
              </table:table-cell>
              <table:table-cell office:value-type="float" office:value="0">
                <text:p>0</text:p>
              </table:table-cell>
              <table:table-cell office:value-type="float" office:value="0.5834198">
                <text:p>0.5834198</text:p>
              </table:table-cell>
              <table:table-cell office:value-type="float" office:value="0.715378851603958">
                <text:p>0.715378851603958</text:p>
              </table:table-cell>
            </table:table-row>
            <table:table-row>
              <table:table-cell office:value-type="float" office:value="0.0544">
                <text:p>0.0544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49206793">
                <text:p>0.49206793</text:p>
              </table:table-cell>
              <table:table-cell office:value-type="float" office:value="0.693984701179291">
                <text:p>0.693984701179291</text:p>
              </table:table-cell>
              <table:table-cell office:value-type="float" office:value="0.5121993">
                <text:p>0.5121993</text:p>
              </table:table-cell>
              <table:table-cell office:value-type="float" office:value="0.9337555">
                <text:p>0.9337555</text:p>
              </table:table-cell>
              <table:table-cell office:value-type="float" office:value="0.49979094">
                <text:p>0.49979094</text:p>
              </table:table-cell>
              <table:table-cell office:value-type="float" office:value="0.682263546528558">
                <text:p>0.682263546528558</text:p>
              </table:table-cell>
            </table:table-row>
            <table:table-row>
              <table:table-cell office:value-type="float" office:value="0.05535">
                <text:p>0.0553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51816666">
                <text:p>0.51816666</text:p>
              </table:table-cell>
              <table:table-cell office:value-type="float" office:value="0.694028363563911">
                <text:p>0.694028363563911</text:p>
              </table:table-cell>
              <table:table-cell office:value-type="float" office:value="0.5340504">
                <text:p>0.5340504</text:p>
              </table:table-cell>
              <table:table-cell office:value-type="float" office:value="0.9350607">
                <text:p>0.9350607</text:p>
              </table:table-cell>
              <table:table-cell office:value-type="float" office:value="0.4996835">
                <text:p>0.4996835</text:p>
              </table:table-cell>
              <table:table-cell office:value-type="float" office:value="0.682709598871959">
                <text:p>0.682709598871959</text:p>
              </table:table-cell>
            </table:table-row>
            <table:table-row>
              <table:table-cell office:value-type="float" office:value="0.0563">
                <text:p>0.0563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51816666">
                <text:p>0.51816666</text:p>
              </table:table-cell>
              <table:table-cell office:value-type="float" office:value="0.694088013321288">
                <text:p>0.694088013321288</text:p>
              </table:table-cell>
              <table:table-cell office:value-type="float" office:value="0.5340504">
                <text:p>0.5340504</text:p>
              </table:table-cell>
              <table:table-cell office:value-type="float" office:value="0.9342049">
                <text:p>0.9342049</text:p>
              </table:table-cell>
              <table:table-cell office:value-type="float" office:value="0.49970013">
                <text:p>0.49970013</text:p>
              </table:table-cell>
              <table:table-cell office:value-type="float" office:value="0.683514329920987">
                <text:p>0.683514329920987</text:p>
              </table:table-cell>
            </table:table-row>
            <table:table-row>
              <table:table-cell office:value-type="float" office:value="0.05725">
                <text:p>0.0572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51816666">
                <text:p>0.51816666</text:p>
              </table:table-cell>
              <table:table-cell office:value-type="float" office:value="0.694082183099623">
                <text:p>0.694082183099623</text:p>
              </table:table-cell>
              <table:table-cell office:value-type="float" office:value="0.5340504">
                <text:p>0.5340504</text:p>
              </table:table-cell>
              <table:table-cell office:value-type="float" office:value="0.9345789">
                <text:p>0.9345789</text:p>
              </table:table-cell>
              <table:table-cell office:value-type="float" office:value="0.49908987">
                <text:p>0.49908987</text:p>
              </table:table-cell>
              <table:table-cell office:value-type="float" office:value="0.683448564738547">
                <text:p>0.683448564738547</text:p>
              </table:table-cell>
            </table:table-row>
            <table:table-row>
              <table:table-cell office:value-type="float" office:value="0.0582">
                <text:p>0.0582</text:p>
              </table:table-cell>
              <table:table-cell office:value-type="float" office:value="0.77146846">
                <text:p>0.77146846</text:p>
              </table:table-cell>
              <table:table-cell office:value-type="float" office:value="0.84095114">
                <text:p>0.84095114</text:p>
              </table:table-cell>
              <table:table-cell office:value-type="float" office:value="0.88691694">
                <text:p>0.88691694</text:p>
              </table:table-cell>
              <table:table-cell office:value-type="float" office:value="0.521069604244443">
                <text:p>0.521069604244443</text:p>
              </table:table-cell>
              <table:table-cell office:value-type="float" office:value="0.8141523">
                <text:p>0.8141523</text:p>
              </table:table-cell>
              <table:table-cell office:value-type="float" office:value="0.90595186">
                <text:p>0.90595186</text:p>
              </table:table-cell>
              <table:table-cell office:value-type="float" office:value="0.79543406">
                <text:p>0.79543406</text:p>
              </table:table-cell>
              <table:table-cell office:value-type="float" office:value="0.5321452969604">
                <text:p>0.5321452969604</text:p>
              </table:table-cell>
            </table:table-row>
            <table:table-row>
              <table:table-cell office:value-type="float" office:value="0.05915">
                <text:p>0.05915</text:p>
              </table:table-cell>
              <table:table-cell office:value-type="float" office:value="0.7641573">
                <text:p>0.7641573</text:p>
              </table:table-cell>
              <table:table-cell office:value-type="float" office:value="0.727609">
                <text:p>0.727609</text:p>
              </table:table-cell>
              <table:table-cell office:value-type="float" office:value="0.9163622">
                <text:p>0.9163622</text:p>
              </table:table-cell>
              <table:table-cell office:value-type="float" office:value="0.544174904378588">
                <text:p>0.544174904378588</text:p>
              </table:table-cell>
              <table:table-cell office:value-type="float" office:value="0.86074156">
                <text:p>0.86074156</text:p>
              </table:table-cell>
              <table:table-cell office:value-type="float" office:value="0.82485056">
                <text:p>0.82485056</text:p>
              </table:table-cell>
              <table:table-cell office:value-type="float" office:value="0.76012814">
                <text:p>0.76012814</text:p>
              </table:table-cell>
              <table:table-cell office:value-type="float" office:value="0.629148918303662">
                <text:p>0.629148918303662</text:p>
              </table:table-cell>
            </table:table-row>
            <table:table-row>
              <table:table-cell office:value-type="float" office:value="0.0601">
                <text:p>0.0601</text:p>
              </table:table-cell>
              <table:table-cell office:value-type="float" office:value="0.73714113">
                <text:p>0.73714113</text:p>
              </table:table-cell>
              <table:table-cell office:value-type="float" office:value="0.75336856">
                <text:p>0.75336856</text:p>
              </table:table-cell>
              <table:table-cell office:value-type="float" office:value="0.7046253">
                <text:p>0.7046253</text:p>
              </table:table-cell>
              <table:table-cell office:value-type="float" office:value="0.565301914256253">
                <text:p>0.565301914256253</text:p>
              </table:table-cell>
              <table:table-cell office:value-type="float" office:value="0.6782904">
                <text:p>0.6782904</text:p>
              </table:table-cell>
              <table:table-cell office:value-type="float" office:value="0.84326">
                <text:p>0.84326</text:p>
              </table:table-cell>
              <table:table-cell office:value-type="float" office:value="0.76592577">
                <text:p>0.76592577</text:p>
              </table:table-cell>
              <table:table-cell office:value-type="float" office:value="0.831678263892271">
                <text:p>0.831678263892271</text:p>
              </table:table-cell>
            </table:table-row>
            <table:table-row>
              <table:table-cell office:value-type="float" office:value="0.06105">
                <text:p>0.06105</text:p>
              </table:table-cell>
              <table:table-cell office:value-type="float" office:value="0.7257192">
                <text:p>0.7257192</text:p>
              </table:table-cell>
              <table:table-cell office:value-type="float" office:value="0.8939234">
                <text:p>0.8939234</text:p>
              </table:table-cell>
              <table:table-cell office:value-type="float" office:value="0.8988391">
                <text:p>0.8988391</text:p>
              </table:table-cell>
              <table:table-cell office:value-type="float" office:value="0.558075269001454">
                <text:p>0.558075269001454</text:p>
              </table:table-cell>
              <table:table-cell office:value-type="float" office:value="0.835777">
                <text:p>0.835777</text:p>
              </table:table-cell>
              <table:table-cell office:value-type="float" office:value="0.94136786">
                <text:p>0.94136786</text:p>
              </table:table-cell>
              <table:table-cell office:value-type="float" office:value="0.75111276">
                <text:p>0.75111276</text:p>
              </table:table-cell>
              <table:table-cell office:value-type="float" office:value="0.642160671154133">
                <text:p>0.642160671154133</text:p>
              </table:table-cell>
            </table:table-row>
            <table:table-row>
              <table:table-cell office:value-type="float" office:value="0.062">
                <text:p>0.062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518423">
                <text:p>0.518423</text:p>
              </table:table-cell>
              <table:table-cell office:value-type="float" office:value="0.694235411035822">
                <text:p>0.694235411035822</text:p>
              </table:table-cell>
              <table:table-cell office:value-type="float" office:value="0.53495616">
                <text:p>0.53495616</text:p>
              </table:table-cell>
              <table:table-cell office:value-type="float" office:value="0.93236405">
                <text:p>0.93236405</text:p>
              </table:table-cell>
              <table:table-cell office:value-type="float" office:value="0.50052035">
                <text:p>0.50052035</text:p>
              </table:table-cell>
              <table:table-cell office:value-type="float" office:value="0.686902709019861">
                <text:p>0.686902709019861</text:p>
              </table:table-cell>
            </table:table-row>
            <table:table-row>
              <table:table-cell office:value-type="float" office:value="0.06295">
                <text:p>0.0629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49257633">
                <text:p>0.49257633</text:p>
              </table:table-cell>
              <table:table-cell office:value-type="float" office:value="0.694188361123369">
                <text:p>0.694188361123369</text:p>
              </table:table-cell>
              <table:table-cell office:value-type="float" office:value="0.5140107">
                <text:p>0.5140107</text:p>
              </table:table-cell>
              <table:table-cell office:value-type="float" office:value="0.9319333">
                <text:p>0.9319333</text:p>
              </table:table-cell>
              <table:table-cell office:value-type="float" office:value="0.5003859">
                <text:p>0.5003859</text:p>
              </table:table-cell>
              <table:table-cell office:value-type="float" office:value="0.685656124802215">
                <text:p>0.685656124802215</text:p>
              </table:table-cell>
            </table:table-row>
            <table:table-row>
              <table:table-cell office:value-type="float" office:value="0.0639">
                <text:p>0.0639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49257633">
                <text:p>0.49257633</text:p>
              </table:table-cell>
              <table:table-cell office:value-type="float" office:value="0.694126296593385">
                <text:p>0.694126296593385</text:p>
              </table:table-cell>
              <table:table-cell office:value-type="float" office:value="0.5140107">
                <text:p>0.5140107</text:p>
              </table:table-cell>
              <table:table-cell office:value-type="float" office:value="0.9333285">
                <text:p>0.9333285</text:p>
              </table:table-cell>
              <table:table-cell office:value-type="float" office:value="0.50031143">
                <text:p>0.50031143</text:p>
              </table:table-cell>
              <table:table-cell office:value-type="float" office:value="0.684330791668029">
                <text:p>0.684330791668029</text:p>
              </table:table-cell>
            </table:table-row>
            <table:table-row>
              <table:table-cell office:value-type="float" office:value="0.06485">
                <text:p>0.0648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49257633">
                <text:p>0.49257633</text:p>
              </table:table-cell>
              <table:table-cell office:value-type="float" office:value="0.694215295539508">
                <text:p>0.694215295539508</text:p>
              </table:table-cell>
              <table:table-cell office:value-type="float" office:value="0.5140107">
                <text:p>0.5140107</text:p>
              </table:table-cell>
              <table:table-cell office:value-type="float" office:value="0.9333314">
                <text:p>0.9333314</text:p>
              </table:table-cell>
              <table:table-cell office:value-type="float" office:value="0.4999056">
                <text:p>0.4999056</text:p>
              </table:table-cell>
              <table:table-cell office:value-type="float" office:value="0.686421858587227">
                <text:p>0.686421858587227</text:p>
              </table:table-cell>
            </table:table-row>
            <table:table-row>
              <table:table-cell office:value-type="float" office:value="0.0658">
                <text:p>0.0658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4091">
                <text:p>0.9354091</text:p>
              </table:table-cell>
              <table:table-cell office:value-type="float" office:value="0.5">
                <text:p>0.5</text:p>
              </table:table-cell>
              <table:table-cell office:value-type="float" office:value="1.97542361145448">
                <text:p>1.97542361145448</text:p>
              </table:table-cell>
            </table:table-row>
            <table:table-row>
              <table:table-cell office:value-type="float" office:value="0.06675">
                <text:p>0.0667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49235556">
                <text:p>0.49235556</text:p>
              </table:table-cell>
              <table:table-cell office:value-type="float" office:value="0.694330245922822">
                <text:p>0.694330245922822</text:p>
              </table:table-cell>
              <table:table-cell office:value-type="float" office:value="0.5132182">
                <text:p>0.5132182</text:p>
              </table:table-cell>
              <table:table-cell office:value-type="float" office:value="0.9342177">
                <text:p>0.9342177</text:p>
              </table:table-cell>
              <table:table-cell office:value-type="float" office:value="0.4996624">
                <text:p>0.4996624</text:p>
              </table:table-cell>
              <table:table-cell office:value-type="float" office:value="0.690742705661995">
                <text:p>0.690742705661995</text:p>
              </table:table-cell>
            </table:table-row>
            <table:table-row>
              <table:table-cell office:value-type="float" office:value="0.0677">
                <text:p>0.0677</text:p>
              </table:table-cell>
              <table:table-cell office:value-type="float" office:value="0.75089496">
                <text:p>0.75089496</text:p>
              </table:table-cell>
              <table:table-cell office:value-type="float" office:value="0.7478203">
                <text:p>0.7478203</text:p>
              </table:table-cell>
              <table:table-cell office:value-type="float" office:value="0.8886115">
                <text:p>0.8886115</text:p>
              </table:table-cell>
              <table:table-cell office:value-type="float" office:value="0.528768525442792">
                <text:p>0.528768525442792</text:p>
              </table:table-cell>
              <table:table-cell office:value-type="float" office:value="0.8152845">
                <text:p>0.8152845</text:p>
              </table:table-cell>
              <table:table-cell office:value-type="float" office:value="0.84175766">
                <text:p>0.84175766</text:p>
              </table:table-cell>
              <table:table-cell office:value-type="float" office:value="0.7952022">
                <text:p>0.7952022</text:p>
              </table:table-cell>
              <table:table-cell office:value-type="float" office:value="0.597595740419713">
                <text:p>0.597595740419713</text:p>
              </table:table-cell>
            </table:table-row>
            <table:table-row>
              <table:table-cell office:value-type="float" office:value="0.06865">
                <text:p>0.06865</text:p>
              </table:table-cell>
              <table:table-cell office:value-type="float" office:value="0.7589314">
                <text:p>0.7589314</text:p>
              </table:table-cell>
              <table:table-cell office:value-type="float" office:value="0.860502">
                <text:p>0.860502</text:p>
              </table:table-cell>
              <table:table-cell office:value-type="float" office:value="0.88679594">
                <text:p>0.88679594</text:p>
              </table:table-cell>
              <table:table-cell office:value-type="float" office:value="0.533483983807006">
                <text:p>0.533483983807006</text:p>
              </table:table-cell>
              <table:table-cell office:value-type="float" office:value="0.81341636">
                <text:p>0.81341636</text:p>
              </table:table-cell>
              <table:table-cell office:value-type="float" office:value="0.9207475">
                <text:p>0.9207475</text:p>
              </table:table-cell>
              <table:table-cell office:value-type="float" office:value="0.786079">
                <text:p>0.786079</text:p>
              </table:table-cell>
              <table:table-cell office:value-type="float" office:value="0.539024759472755">
                <text:p>0.539024759472755</text:p>
              </table:table-cell>
            </table:table-row>
            <table:table-row>
              <table:table-cell office:value-type="float" office:value="0.0696">
                <text:p>0.0696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09717">
                <text:p>0.9309717</text:p>
              </table:table-cell>
              <table:table-cell office:value-type="float" office:value="0.5">
                <text:p>0.5</text:p>
              </table:table-cell>
              <table:table-cell office:value-type="float" office:value="1.97542363019412">
                <text:p>1.97542363019412</text:p>
              </table:table-cell>
            </table:table-row>
            <table:table-row>
              <table:table-cell office:value-type="float" office:value="0.07055">
                <text:p>0.0705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289083">
                <text:p>0.93289083</text:p>
              </table:table-cell>
              <table:table-cell office:value-type="float" office:value="0.5">
                <text:p>0.5</text:p>
              </table:table-cell>
              <table:table-cell office:value-type="float" office:value="1.975423644052">
                <text:p>1.975423644052</text:p>
              </table:table-cell>
            </table:table-row>
            <table:table-row>
              <table:table-cell office:value-type="float" office:value="0.0715">
                <text:p>0.071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23813">
                <text:p>0.9323813</text:p>
              </table:table-cell>
              <table:table-cell office:value-type="float" office:value="0.5">
                <text:p>0.5</text:p>
              </table:table-cell>
              <table:table-cell office:value-type="float" office:value="1.97542363302868">
                <text:p>1.97542363302868</text:p>
              </table:table-cell>
            </table:table-row>
            <table:table-row>
              <table:table-cell office:value-type="float" office:value="0.07245">
                <text:p>0.0724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32929">
                <text:p>0.9332929</text:p>
              </table:table-cell>
              <table:table-cell office:value-type="float" office:value="0.5">
                <text:p>0.5</text:p>
              </table:table-cell>
              <table:table-cell office:value-type="float" office:value="1.97542364499685">
                <text:p>1.97542364499685</text:p>
              </table:table-cell>
            </table:table-row>
            <table:table-row>
              <table:table-cell office:value-type="float" office:value="0.0734">
                <text:p>0.0734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4653">
                <text:p>0.9354653</text:p>
              </table:table-cell>
              <table:table-cell office:value-type="float" office:value="0.5">
                <text:p>0.5</text:p>
              </table:table-cell>
              <table:table-cell office:value-type="float" office:value="1.97542362720207">
                <text:p>1.97542362720207</text:p>
              </table:table-cell>
            </table:table-row>
            <table:table-row>
              <table:table-cell office:value-type="float" office:value="0.07435">
                <text:p>0.0743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04524">
                <text:p>0.93504524</text:p>
              </table:table-cell>
              <table:table-cell office:value-type="float" office:value="0.5">
                <text:p>0.5</text:p>
              </table:table-cell>
              <table:table-cell office:value-type="float" office:value="1.97542360940729">
                <text:p>1.97542360940729</text:p>
              </table:table-cell>
            </table:table-row>
            <table:table-row>
              <table:table-cell office:value-type="float" office:value="0.0753">
                <text:p>0.0753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236715">
                <text:p>0.93236715</text:p>
              </table:table-cell>
              <table:table-cell office:value-type="float" office:value="0.5">
                <text:p>0.5</text:p>
              </table:table-cell>
              <table:table-cell office:value-type="float" office:value="1.97542363302868">
                <text:p>1.97542363302868</text:p>
              </table:table-cell>
            </table:table-row>
            <table:table-row>
              <table:table-cell office:value-type="float" office:value="0.07625">
                <text:p>0.0762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41772">
                <text:p>0.9341772</text:p>
              </table:table-cell>
              <table:table-cell office:value-type="float" office:value="0.5">
                <text:p>0.5</text:p>
              </table:table-cell>
              <table:table-cell office:value-type="float" office:value="1.97542359854145">
                <text:p>1.97542359854145</text:p>
              </table:table-cell>
            </table:table-row>
            <table:table-row>
              <table:table-cell office:value-type="float" office:value="0.0772">
                <text:p>0.0772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0608">
                <text:p>0.9350608</text:p>
              </table:table-cell>
              <table:table-cell office:value-type="float" office:value="0.5">
                <text:p>0.5</text:p>
              </table:table-cell>
              <table:table-cell office:value-type="float" office:value="1.97542363302868">
                <text:p>1.97542363302868</text:p>
              </table:table-cell>
            </table:table-row>
            <table:table-row>
              <table:table-cell office:value-type="float" office:value="0.07815">
                <text:p>0.0781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461263">
                <text:p>0.93461263</text:p>
              </table:table-cell>
              <table:table-cell office:value-type="float" office:value="0.5">
                <text:p>0.5</text:p>
              </table:table-cell>
              <table:table-cell office:value-type="float" office:value="1.97542360058864">
                <text:p>1.97542360058864</text:p>
              </table:table-cell>
            </table:table-row>
            <table:table-row>
              <table:table-cell office:value-type="float" office:value="0.0791">
                <text:p>0.0791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32645">
                <text:p>0.9332645</text:p>
              </table:table-cell>
              <table:table-cell office:value-type="float" office:value="0.5">
                <text:p>0.5</text:p>
              </table:table-cell>
              <table:table-cell office:value-type="float" office:value="1.97542363712306">
                <text:p>1.97542363712306</text:p>
              </table:table-cell>
            </table:table-row>
            <table:table-row>
              <table:table-cell office:value-type="float" office:value="0.08005">
                <text:p>0.0800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372303">
                <text:p>0.93372303</text:p>
              </table:table-cell>
              <table:table-cell office:value-type="float" office:value="0.5">
                <text:p>0.5</text:p>
              </table:table-cell>
              <table:table-cell office:value-type="float" office:value="1.97542361444652">
                <text:p>1.97542361444652</text:p>
              </table:table-cell>
            </table:table-row>
            <table:table-row>
              <table:table-cell office:value-type="float" office:value="0.081">
                <text:p>0.081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418956">
                <text:p>0.93418956</text:p>
              </table:table-cell>
              <table:table-cell office:value-type="float" office:value="0.5">
                <text:p>0.5</text:p>
              </table:table-cell>
              <table:table-cell office:value-type="float" office:value="1.97542365586269">
                <text:p>1.97542365586269</text:p>
              </table:table-cell>
            </table:table-row>
            <table:table-row>
              <table:table-cell office:value-type="float" office:value="0.0819500000000001">
                <text:p>0.0819500000000001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4431">
                <text:p>0.9354431</text:p>
              </table:table-cell>
              <table:table-cell office:value-type="float" office:value="0.5">
                <text:p>0.5</text:p>
              </table:table-cell>
              <table:table-cell office:value-type="float" office:value="1.97542362720207">
                <text:p>1.97542362720207</text:p>
              </table:table-cell>
            </table:table-row>
            <table:table-row>
              <table:table-cell office:value-type="float" office:value="0.0829">
                <text:p>0.0829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19342">
                <text:p>0.9319342</text:p>
              </table:table-cell>
              <table:table-cell office:value-type="float" office:value="0.5">
                <text:p>0.5</text:p>
              </table:table-cell>
              <table:table-cell office:value-type="float" office:value="1.97542365570522">
                <text:p>1.97542365570522</text:p>
              </table:table-cell>
            </table:table-row>
            <table:table-row>
              <table:table-cell office:value-type="float" office:value="0.0838500000000001">
                <text:p>0.0838500000000001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01955">
                <text:p>0.93501955</text:p>
              </table:table-cell>
              <table:table-cell office:value-type="float" office:value="0.5">
                <text:p>0.5</text:p>
              </table:table-cell>
              <table:table-cell office:value-type="float" office:value="1.97542361728109">
                <text:p>1.97542361728109</text:p>
              </table:table-cell>
            </table:table-row>
            <table:table-row>
              <table:table-cell office:value-type="float" office:value="0.0848">
                <text:p>0.0848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06646">
                <text:p>0.93506646</text:p>
              </table:table-cell>
              <table:table-cell office:value-type="float" office:value="0.5">
                <text:p>0.5</text:p>
              </table:table-cell>
              <table:table-cell office:value-type="float" office:value="1.97542363302868">
                <text:p>1.97542363302868</text:p>
              </table:table-cell>
            </table:table-row>
            <table:table-row>
              <table:table-cell office:value-type="float" office:value="0.08575">
                <text:p>0.0857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376863">
                <text:p>0.93376863</text:p>
              </table:table-cell>
              <table:table-cell office:value-type="float" office:value="0.5">
                <text:p>0.5</text:p>
              </table:table-cell>
              <table:table-cell office:value-type="float" office:value="1.97542363019412">
                <text:p>1.97542363019412</text:p>
              </table:table-cell>
            </table:table-row>
            <table:table-row>
              <table:table-cell office:value-type="float" office:value="0.0867">
                <text:p>0.0867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332464">
                <text:p>0.93332464</text:p>
              </table:table-cell>
              <table:table-cell office:value-type="float" office:value="0.5">
                <text:p>0.5</text:p>
              </table:table-cell>
              <table:table-cell office:value-type="float" office:value="1.97542364499685">
                <text:p>1.97542364499685</text:p>
              </table:table-cell>
            </table:table-row>
            <table:table-row>
              <table:table-cell office:value-type="float" office:value="0.08765">
                <text:p>0.0876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332154">
                <text:p>0.93332154</text:p>
              </table:table-cell>
              <table:table-cell office:value-type="float" office:value="0.5">
                <text:p>0.5</text:p>
              </table:table-cell>
              <table:table-cell office:value-type="float" office:value="1.97542365287065">
                <text:p>1.97542365287065</text:p>
              </table:table-cell>
            </table:table-row>
            <table:table-row>
              <table:table-cell office:value-type="float" office:value="0.0886">
                <text:p>0.0886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87124">
                <text:p>0.93587124</text:p>
              </table:table-cell>
              <table:table-cell office:value-type="float" office:value="0.5">
                <text:p>0.5</text:p>
              </table:table-cell>
              <table:table-cell office:value-type="float" office:value="1.9754236050767">
                <text:p>1.9754236050767</text:p>
              </table:table-cell>
            </table:table-row>
            <table:table-row>
              <table:table-cell office:value-type="float" office:value="0.08955">
                <text:p>0.0895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4205">
                <text:p>0.9354205</text:p>
              </table:table-cell>
              <table:table-cell office:value-type="float" office:value="0.5">
                <text:p>0.5</text:p>
              </table:table-cell>
              <table:table-cell office:value-type="float" office:value="1.97542361145448">
                <text:p>1.97542361145448</text:p>
              </table:table-cell>
            </table:table-row>
            <table:table-row>
              <table:table-cell office:value-type="float" office:value="0.0905">
                <text:p>0.090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190944">
                <text:p>0.93190944</text:p>
              </table:table-cell>
              <table:table-cell office:value-type="float" office:value="0.5">
                <text:p>0.5</text:p>
              </table:table-cell>
              <table:table-cell office:value-type="float" office:value="1.97542360846244">
                <text:p>1.97542360846244</text:p>
              </table:table-cell>
            </table:table-row>
            <table:table-row>
              <table:table-cell office:value-type="float" office:value="0.0914500000000001">
                <text:p>0.0914500000000001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374723">
                <text:p>0.93374723</text:p>
              </table:table-cell>
              <table:table-cell office:value-type="float" office:value="0.5">
                <text:p>0.5</text:p>
              </table:table-cell>
              <table:table-cell office:value-type="float" office:value="1.97542362232032">
                <text:p>1.97542362232032</text:p>
              </table:table-cell>
            </table:table-row>
            <table:table-row>
              <table:table-cell office:value-type="float" office:value="0.0924000000000001">
                <text:p>0.0924000000000001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0349">
                <text:p>0.9350349</text:p>
              </table:table-cell>
              <table:table-cell office:value-type="float" office:value="0.5">
                <text:p>0.5</text:p>
              </table:table-cell>
              <table:table-cell office:value-type="float" office:value="1.97542362515489">
                <text:p>1.97542362515489</text:p>
              </table:table-cell>
            </table:table-row>
            <table:table-row>
              <table:table-cell office:value-type="float" office:value="0.09335">
                <text:p>0.0933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098813">
                <text:p>0.93098813</text:p>
              </table:table-cell>
              <table:table-cell office:value-type="float" office:value="0.5">
                <text:p>0.5</text:p>
              </table:table-cell>
              <table:table-cell office:value-type="float" office:value="1.97542363806791">
                <text:p>1.97542363806791</text:p>
              </table:table-cell>
            </table:table-row>
            <table:table-row>
              <table:table-cell office:value-type="float" office:value="0.0943000000000001">
                <text:p>0.0943000000000001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458104">
                <text:p>0.93458104</text:p>
              </table:table-cell>
              <table:table-cell office:value-type="float" office:value="0.5">
                <text:p>0.5</text:p>
              </table:table-cell>
              <table:table-cell office:value-type="float" office:value="1.97542361743856">
                <text:p>1.97542361743856</text:p>
              </table:table-cell>
            </table:table-row>
            <table:table-row>
              <table:table-cell office:value-type="float" office:value="0.09525">
                <text:p>0.0952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4134">
                <text:p>0.934134</text:p>
              </table:table-cell>
              <table:table-cell office:value-type="float" office:value="0.5">
                <text:p>0.5</text:p>
              </table:table-cell>
              <table:table-cell office:value-type="float" office:value="1.97542363113897">
                <text:p>1.97542363113897</text:p>
              </table:table-cell>
            </table:table-row>
            <table:table-row>
              <table:table-cell office:value-type="float" office:value="0.0962">
                <text:p>0.0962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1947">
                <text:p>0.931947</text:p>
              </table:table-cell>
              <table:table-cell office:value-type="float" office:value="0.5">
                <text:p>0.5</text:p>
              </table:table-cell>
              <table:table-cell office:value-type="float" office:value="1.97542362421003">
                <text:p>1.97542362421003</text:p>
              </table:table-cell>
            </table:table-row>
            <table:table-row>
              <table:table-cell office:value-type="float" office:value="0.09715">
                <text:p>0.09715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42796">
                <text:p>0.93542796</text:p>
              </table:table-cell>
              <table:table-cell office:value-type="float" office:value="0.5">
                <text:p>0.5</text:p>
              </table:table-cell>
              <table:table-cell office:value-type="float" office:value="1.97542361145448">
                <text:p>1.97542361145448</text:p>
              </table:table-cell>
            </table:table-row>
            <table:table-row>
              <table:table-cell office:value-type="float" office:value="0.0981">
                <text:p>0.0981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58622">
                <text:p>0.9358622</text:p>
              </table:table-cell>
              <table:table-cell office:value-type="float" office:value="0.5">
                <text:p>0.5</text:p>
              </table:table-cell>
              <table:table-cell office:value-type="float" office:value="1.97542363602073">
                <text:p>1.97542363602073</text:p>
              </table:table-cell>
            </table:table-row>
            <table:table-row>
              <table:table-cell office:value-type="float" office:value="0.0990500000000001">
                <text:p>0.0990500000000001</text:p>
              </table:table-cell>
              <table:table-cell office:value-type="float" office:value="0.5">
                <text:p>0.5</text:p>
              </table:table-cell>
              <table:table-cell office:value-type="float" office:value="0.8760898">
                <text:p>0.8760898</text:p>
              </table:table-cell>
              <table:table-cell office:value-type="float" office:value="0.93353283">
                <text:p>0.93353283</text:p>
              </table:table-cell>
              <table:table-cell office:value-type="float" office:value="7.92803166009129">
                <text:p>7.92803166009129</text:p>
              </table:table-cell>
              <table:table-cell office:value-type="float" office:value="0.875743">
                <text:p>0.875743</text:p>
              </table:table-cell>
              <table:table-cell office:value-type="float" office:value="0.93193555">
                <text:p>0.93193555</text:p>
              </table:table-cell>
              <table:table-cell office:value-type="float" office:value="0.5">
                <text:p>0.5</text:p>
              </table:table-cell>
              <table:table-cell office:value-type="float" office:value="1.97542363208383">
                <text:p>1.97542363208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